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Bodoni 72" svg:font-family="'Bodoni 72'" style:font-pitch="variable"/>
    <style:font-face style:name="Essiah" svg:font-family="Essiah" style:font-pitch="variable"/>
    <style:font-face style:name="essiah1" svg:font-family="essiah" style:font-pitch="variable"/>
    <style:font-face style:name="Arial" svg:font-family="Arial"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eXsE" svg:font-family="eXsE" style:font-family-generic="roman" style:font-pitch="variable"/>
    <style:font-face style:name="essiah" svg:font-family="essiah" style:font-family-generic="roman" style:font-pitch="variable"/>
    <style:font-face style:name="essio" svg:font-family="essio" style:font-family-generic="roman"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Verdana1" svg:font-family="Verdana" style:font-family-generic="system" style:font-pitch="variable"/>
    <style:font-face style:name="eXsE1" svg:font-family="eXsE" style:font-family-generic="system" style:font-pitch="variable"/>
    <style:font-face style:name="essiah2" svg:font-family="essiah" style:font-family-generic="system" style:font-pitch="variable"/>
  </office:font-face-decls>
  <office:automatic-styles>
    <style:style style:name="Table4" style:family="table">
      <style:table-properties style:width="3.784in" fo:margin-top="0in" fo:margin-bottom="0in" fo:break-before="auto" fo:break-after="auto" table:align="left" style:writing-mode="page"/>
    </style:style>
    <style:style style:name="Table4.A" style:family="table-column">
      <style:table-column-properties style:column-width="0.8681in"/>
    </style:style>
    <style:style style:name="Table4.B" style:family="table-column">
      <style:table-column-properties style:column-width="0.7618in"/>
    </style:style>
    <style:style style:name="Table4.C" style:family="table-column">
      <style:table-column-properties style:column-width="0.816in"/>
    </style:style>
    <style:style style:name="Table4.D" style:family="table-column">
      <style:table-column-properties style:column-width="1.3382in"/>
    </style:style>
    <style:style style:name="Table4.1" style:family="table-row">
      <style:table-row-properties style:keep-together="true" fo:keep-together="auto"/>
    </style:style>
    <style:style style:name="Table4.A1" style:family="table-cell">
      <style:table-cell-properties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4.A2" style:family="table-cell">
      <style:table-cell-properties fo:background-color="transparent" fo:padding-left="0.075in" fo:padding-right="0.075in" fo:padding-top="0in" fo:padding-bottom="0in" fo:border-left="none" fo:border-right="none" fo:border-top="none" fo:border-bottom="0.0069in solid #000000">
        <style:background-image/>
      </style:table-cell-properties>
    </style:style>
    <style:style style:name="Table5" style:family="table">
      <style:table-properties style:width="2.2813in" fo:margin-left="0in" fo:margin-top="0in" fo:margin-bottom="0in" fo:break-before="auto" fo:break-after="auto" table:align="left" style:writing-mode="page"/>
    </style:style>
    <style:style style:name="Table5.A" style:family="table-column">
      <style:table-column-properties style:column-width="0.4563in"/>
    </style:style>
    <style:style style:name="Table5.1" style:family="table-row">
      <style:table-row-properties style:min-row-height="0.5in" style:keep-together="true" fo:keep-together="auto"/>
    </style:style>
    <style:style style:name="Table5.A1" style:family="table-cell">
      <style:table-cell-properties style:vertical-align="middle"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5.A2" style:family="table-cell">
      <style:table-cell-properties style:vertical-align="middle" fo:background-color="transparent" fo:padding-left="0.075in" fo:padding-right="0.075in" fo:padding-top="0in" fo:padding-bottom="0in" fo:border-left="none" fo:border-right="none" fo:border-top="none" fo:border-bottom="0.0069in solid #000000">
        <style:background-image/>
      </style:table-cell-properties>
    </style:style>
    <style:style style:name="Table6" style:family="table">
      <style:table-properties style:width="3.6639in" fo:margin-left="0in" fo:margin-top="0in" fo:margin-bottom="0in" fo:break-before="auto" fo:break-after="auto" table:align="left" style:writing-mode="page"/>
    </style:style>
    <style:style style:name="Table6.A" style:family="table-column">
      <style:table-column-properties style:column-width="0.4563in"/>
    </style:style>
    <style:style style:name="Table6.H" style:family="table-column">
      <style:table-column-properties style:column-width="0.4701in"/>
    </style:style>
    <style:style style:name="Table6.1" style:family="table-row">
      <style:table-row-properties style:min-row-height="0.5in" style:keep-together="true" fo:keep-together="auto"/>
    </style:style>
    <style:style style:name="Table6.A1" style:family="table-cell">
      <style:table-cell-properties style:vertical-align="middle"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6.A2" style:family="table-cell">
      <style:table-cell-properties style:vertical-align="middle" fo:background-color="transparent" fo:padding-left="0.075in" fo:padding-right="0.075in" fo:padding-top="0in" fo:padding-bottom="0in" fo:border-left="none" fo:border-right="none" fo:border-top="none" fo:border-bottom="0.0069in solid #000000">
        <style:background-image/>
      </style:table-cell-properties>
    </style:style>
    <style:style style:name="Table1" style:family="table">
      <style:table-properties style:width="3.7611in" fo:margin-left="0in" fo:margin-top="0in" fo:margin-bottom="0in" fo:break-before="auto" fo:break-after="auto" table:align="left" style:writing-mode="page"/>
    </style:style>
    <style:style style:name="Table1.A" style:family="table-column">
      <style:table-column-properties style:column-width="0.4701in"/>
    </style:style>
    <style:style style:name="Table1.1" style:family="table-row">
      <style:table-row-properties style:min-row-height="0.4542in" style:keep-together="true" fo:keep-together="auto"/>
    </style:style>
    <style:style style:name="Table1.A1" style:family="table-cell">
      <style:table-cell-properties style:vertical-align="middle"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1.A2" style:family="table-cell">
      <style:table-cell-properties style:vertical-align="middle" fo:background-color="transparent" fo:padding-left="0.075in" fo:padding-right="0.075in" fo:padding-top="0in" fo:padding-bottom="0in" fo:border-left="none" fo:border-right="none" fo:border-top="none" fo:border-bottom="0.0069in solid #000000">
        <style:background-image/>
      </style:table-cell-properties>
    </style:style>
    <style:style style:name="Table2" style:family="table">
      <style:table-properties style:width="4.3056in" fo:margin-left="0in" fo:margin-top="0in" fo:margin-bottom="0in" fo:break-before="auto" fo:break-after="auto" table:align="left" style:writing-mode="page"/>
    </style:style>
    <style:style style:name="Table2.A" style:family="table-column">
      <style:table-column-properties style:column-width="0.5382in"/>
    </style:style>
    <style:style style:name="Table2.1" style:family="table-row">
      <style:table-row-properties style:min-row-height="0.4542in" style:keep-together="true" fo:keep-together="auto"/>
    </style:style>
    <style:style style:name="Table2.A1" style:family="table-cell">
      <style:table-cell-properties style:vertical-align="middle"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2.A2" style:family="table-cell">
      <style:table-cell-properties style:vertical-align="middle" fo:background-color="transparent" fo:padding-left="0.075in" fo:padding-right="0.075in" fo:padding-top="0in" fo:padding-bottom="0in" fo:border-left="none" fo:border-right="none" fo:border-top="none" fo:border-bottom="0.0069in solid #000000">
        <style:background-image/>
      </style:table-cell-properties>
    </style:style>
    <style:style style:name="Table3" style:family="table">
      <style:table-properties style:width="4.3056in" fo:margin-left="0in" fo:margin-top="0in" fo:margin-bottom="0in" fo:break-before="auto" fo:break-after="auto" table:align="left" style:writing-mode="page"/>
    </style:style>
    <style:style style:name="Table3.A" style:family="table-column">
      <style:table-column-properties style:column-width="0.5382in"/>
    </style:style>
    <style:style style:name="Table3.1" style:family="table-row">
      <style:table-row-properties style:min-row-height="0.4542in" style:keep-together="true" fo:keep-together="auto"/>
    </style:style>
    <style:style style:name="Table3.A1" style:family="table-cell">
      <style:table-cell-properties style:vertical-align="middle"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3.A2" style:family="table-cell">
      <style:table-cell-properties style:vertical-align="middle" fo:background-color="transparent" fo:padding-left="0.075in" fo:padding-right="0.075in" fo:padding-top="0in" fo:padding-bottom="0in" fo:border-left="none" fo:border-right="none" fo:border-top="none" fo:border-bottom="0.0069in solid #000000">
        <style:background-image/>
      </style:table-cell-properties>
    </style:style>
    <style:style style:name="P1" style:family="paragraph" style:parent-style-name="normal">
      <style:text-properties style:font-name="eXsE" fo:font-size="14pt" style:font-name-asian="eXsE1" style:font-size-asian="14pt" style:font-name-complex="eXsE1" style:font-size-complex="14pt"/>
    </style:style>
    <style:style style:name="P2" style:family="paragraph" style:parent-style-name="normal">
      <style:text-properties style:font-name="eXsE" fo:font-size="14pt" style:text-underline-style="none" style:font-name-asian="eXsE1" style:font-size-asian="14pt" style:font-name-complex="eXsE1" style:font-size-complex="14pt"/>
    </style:style>
    <style:style style:name="P3" style:family="paragraph" style:parent-style-name="normal">
      <style:text-properties style:font-name="Bodoni 72" fo:font-size="16pt" style:text-underline-style="none" style:font-size-asian="16pt" style:font-size-complex="16pt"/>
    </style:style>
    <style:style style:name="P4" style:family="paragraph" style:parent-style-name="normal">
      <style:text-properties style:font-name="Bodoni 72" fo:font-size="16pt" style:text-underline-style="none" style:font-name-asian="essiah2" style:font-size-asian="16pt" style:font-name-complex="essiah2" style:font-size-complex="16pt"/>
    </style:style>
    <style:style style:name="P5" style:family="paragraph" style:parent-style-name="normal">
      <style:text-properties style:font-name="Bodoni 72" fo:font-size="16pt" style:text-underline-style="none" style:font-name-asian="Verdana1" style:font-size-asian="16pt" style:font-name-complex="Verdana1" style:font-size-complex="16pt"/>
    </style:style>
    <style:style style:name="P6" style:family="paragraph" style:parent-style-name="normal">
      <style:text-properties style:font-name="Bodoni 72" fo:font-size="16pt" style:text-underline-style="none" style:font-name-asian="eXsE1" style:font-size-asian="16pt" style:font-name-complex="eXsE1" style:font-size-complex="16pt"/>
    </style:style>
    <style:style style:name="P7" style:family="paragraph" style:parent-style-name="normal">
      <style:text-properties style:font-name="Bodoni 72" fo:font-size="16pt" style:font-size-asian="16pt" style:font-size-complex="16pt"/>
    </style:style>
    <style:style style:name="P8" style:family="paragraph" style:parent-style-name="normal">
      <style:text-properties style:font-name="Bodoni 72" fo:font-size="16pt" style:font-name-asian="Verdana1" style:font-size-asian="16pt" style:font-name-complex="Verdana1" style:font-size-complex="16pt"/>
    </style:style>
    <style:style style:name="P9" style:family="paragraph" style:parent-style-name="normal">
      <style:text-properties style:font-name="Bodoni 72" fo:font-size="16pt" style:font-name-asian="essiah2" style:font-size-asian="16pt" style:font-name-complex="essiah2" style:font-size-complex="16pt"/>
    </style:style>
    <style:style style:name="P10" style:family="paragraph" style:parent-style-name="normal">
      <style:text-properties style:font-name="Bodoni 72" fo:font-size="12pt" style:font-size-asian="12pt" style:font-size-complex="12pt"/>
    </style:style>
    <style:style style:name="P11" style:family="paragraph" style:parent-style-name="normal">
      <style:text-properties style:font-name="Bodoni 72" fo:font-size="10pt" style:font-size-asian="10pt" style:font-size-complex="10pt"/>
    </style:style>
    <style:style style:name="P12" style:family="paragraph" style:parent-style-name="normal">
      <style:text-properties style:font-name="Liberation Mono" fo:font-size="24pt" style:font-size-asian="24pt" style:font-size-complex="24pt"/>
    </style:style>
    <style:style style:name="P13" style:family="paragraph" style:parent-style-name="normal">
      <style:text-properties style:font-name="Essiah" fo:font-size="28pt" style:font-size-asian="28pt" style:font-size-complex="28pt"/>
    </style:style>
    <style:style style:name="P14" style:family="paragraph" style:parent-style-name="normal">
      <style:text-properties style:font-name="Essiah" fo:font-size="22pt" style:font-size-asian="22pt" style:font-size-complex="22pt"/>
    </style:style>
    <style:style style:name="P15" style:family="paragraph" style:parent-style-name="normal">
      <style:paragraph-properties>
        <style:tab-stops>
          <style:tab-stop style:position="2.5366in"/>
        </style:tab-stops>
      </style:paragraph-properties>
      <style:text-properties style:font-name="Essiah" fo:font-size="22pt" style:font-size-asian="22pt" style:font-size-complex="22pt"/>
    </style:style>
    <style:style style:name="P16" style:family="paragraph" style:parent-style-name="normal">
      <style:paragraph-properties fo:text-align="center" style:justify-single-word="false" fo:orphans="0" fo:widows="0" style:vertical-align="middle"/>
      <style:text-properties style:font-name="Essiah" fo:font-size="22pt" style:font-size-asian="22pt" style:font-size-complex="22pt"/>
    </style:style>
    <style:style style:name="P17" style:family="paragraph" style:parent-style-name="normal">
      <style:paragraph-properties>
        <style:tab-stops>
          <style:tab-stop style:position="3.2437in"/>
        </style:tab-stops>
      </style:paragraph-properties>
      <style:text-properties style:font-name="Essiah" fo:font-size="22pt" style:font-size-asian="22pt" style:font-size-complex="22pt"/>
    </style:style>
    <style:style style:name="P18" style:family="paragraph" style:parent-style-name="normal">
      <style:text-properties style:font-name="Essiah" fo:font-size="22pt" style:text-underline-style="none" style:font-size-asian="22pt" style:font-size-complex="22pt"/>
    </style:style>
    <style:style style:name="P19" style:family="paragraph" style:parent-style-name="normal">
      <style:text-properties style:font-name="Essiah" fo:font-size="22pt" style:text-underline-style="none" style:font-name-asian="essiah2" style:font-size-asian="22pt" style:font-name-complex="essiah2" style:font-size-complex="22pt"/>
    </style:style>
    <style:style style:name="P20" style:family="paragraph" style:parent-style-name="normal">
      <style:text-properties style:font-name="Essiah" fo:font-size="22pt" fo:font-weight="normal" style:font-size-asian="22pt" style:font-weight-asian="normal" style:font-size-complex="22pt" style:font-weight-complex="normal"/>
    </style:style>
    <style:style style:name="P21" style:family="paragraph" style:parent-style-name="normal">
      <style:text-properties style:font-name="Essiah" fo:font-size="22pt" style:font-name-asian="essiah2" style:font-size-asian="22pt" style:font-name-complex="essiah2" style:font-size-complex="22pt"/>
    </style:style>
    <style:style style:name="P22" style:family="paragraph" style:parent-style-name="normal">
      <style:text-properties style:font-name="essiah" fo:font-size="22pt" style:font-name-asian="essiah2" style:font-size-asian="22pt" style:font-name-complex="essiah2" style:font-size-complex="22pt"/>
    </style:style>
    <style:style style:name="P23" style:family="paragraph" style:parent-style-name="normal">
      <style:text-properties style:font-name="essiah" fo:font-size="22pt" style:text-underline-style="none" style:font-name-asian="essiah2" style:font-size-asian="22pt" style:font-name-complex="essiah2" style:font-size-complex="22pt"/>
    </style:style>
    <style:style style:name="P24" style:family="paragraph" style:parent-style-name="normal">
      <style:text-properties fo:font-size="24pt" style:font-size-asian="24pt" style:font-size-complex="24pt"/>
    </style:style>
    <style:style style:name="P25" style:family="paragraph" style:parent-style-name="normal">
      <style:text-properties style:font-name="essiah1" fo:font-size="20pt" fo:font-weight="normal" style:font-name-asian="essiah2" style:font-size-asian="20pt" style:font-weight-asian="normal" style:font-name-complex="essiah2" style:font-size-complex="20pt" style:font-weight-complex="normal"/>
    </style:style>
    <style:style style:name="P26" style:family="paragraph" style:parent-style-name="normal">
      <style:text-properties style:font-name="essiah1" fo:font-size="22pt" style:font-size-asian="22pt" style:font-size-complex="22pt"/>
    </style:style>
    <style:style style:name="P27" style:family="paragraph" style:parent-style-name="normal">
      <style:text-properties style:font-name="essiah1" fo:font-size="22pt" style:text-underline-style="none" style:font-name-asian="essiah2" style:font-size-asian="22pt" style:font-name-complex="essiah2" style:font-size-complex="22pt"/>
    </style:style>
    <style:style style:name="P28" style:family="paragraph" style:parent-style-name="normal">
      <style:text-properties style:font-name="essiah1" fo:font-size="22pt" style:font-name-asian="essiah2" style:font-size-asian="22pt" style:font-name-complex="essiah2" style:font-size-complex="22pt"/>
    </style:style>
    <style:style style:name="P29" style:family="paragraph" style:parent-style-name="normal">
      <style:text-properties style:font-name="essiah1" fo:font-size="28pt" fo:font-weight="normal" style:font-name-asian="essiah2" style:font-size-asian="28pt" style:font-weight-asian="normal" style:font-name-complex="essiah2" style:font-size-complex="28pt" style:font-weight-complex="normal"/>
    </style:style>
    <style:style style:name="P30" style:family="paragraph" style:parent-style-name="normal">
      <style:text-properties fo:color="#000000" style:font-name="essiah1" fo:font-size="22pt" style:text-underline-style="none" style:font-name-asian="essiah2" style:font-size-asian="22pt" style:font-name-complex="essiah2" style:font-size-complex="22pt"/>
    </style:style>
    <style:style style:name="P31" style:family="paragraph" style:parent-style-name="normal">
      <style:text-properties fo:color="#000000" style:font-name="essiah" fo:font-size="22pt" style:text-underline-style="none" style:font-name-asian="essiah2" style:font-size-asian="22pt" style:font-name-complex="essiah2" style:font-size-complex="22pt"/>
    </style:style>
    <style:style style:name="P32" style:family="paragraph" style:parent-style-name="normal">
      <style:text-properties fo:font-size="22pt" style:font-size-asian="22pt" style:font-size-complex="22pt"/>
    </style:style>
    <style:style style:name="P33" style:family="paragraph" style:parent-style-name="normal">
      <style:text-properties fo:font-variant="normal" fo:text-transform="none" fo:color="#808080" style:font-name="Liberation Mono" fo:font-size="24pt" fo:letter-spacing="normal" fo:font-style="normal" fo:font-weight="normal" fo:background-color="#ffffff" style:font-name-asian="essiah2" style:font-size-asian="24pt" style:font-weight-asian="normal" style:font-name-complex="essiah2" style:font-size-complex="24pt" style:font-weight-complex="normal"/>
    </style:style>
    <style:style style:name="P34" style:family="paragraph" style:parent-style-name="normal">
      <style:paragraph-properties fo:text-align="justify" style:justify-single-word="false"/>
      <style:text-properties fo:font-variant="normal" fo:text-transform="none" fo:color="#000000" style:font-name="Essiah" fo:font-size="14pt" fo:letter-spacing="normal" fo:font-style="normal" fo:font-weight="normal" fo:background-color="#ffffff" style:font-name-asian="essiah2" style:font-size-asian="14pt" style:font-weight-asian="normal" style:font-name-complex="essiah2" style:font-size-complex="14pt" style:font-weight-complex="normal"/>
    </style:style>
    <style:style style:name="P35" style:family="paragraph" style:parent-style-name="Standard">
      <style:paragraph-properties fo:text-align="start" style:justify-single-word="false" style:writing-mode="lr-tb"/>
      <style:text-properties style:font-name="essiah" fo:font-size="18pt" fo:font-weight="normal" style:font-size-asian="18pt" style:font-weight-asian="normal" style:font-size-complex="18pt" style:font-weight-complex="normal"/>
    </style:style>
    <style:style style:name="P36" style:family="paragraph" style:parent-style-name="Standard">
      <style:paragraph-properties fo:text-align="start" style:justify-single-word="false" style:writing-mode="lr-tb"/>
      <style:text-properties style:font-name="essiah" fo:font-size="22pt" style:font-size-asian="22pt" style:font-size-complex="22pt"/>
    </style:style>
    <style:style style:name="P37" style:family="paragraph" style:parent-style-name="Standard">
      <style:paragraph-properties fo:text-align="start" style:justify-single-word="false" style:writing-mode="lr-tb"/>
      <style:text-properties style:font-name="essiah" fo:font-size="22pt" style:text-underline-style="none" fo:font-weight="normal" style:font-size-asian="22pt" style:font-weight-asian="normal" style:font-size-complex="22pt" style:font-weight-complex="normal"/>
    </style:style>
    <style:style style:name="P38" style:family="paragraph" style:parent-style-name="Standard">
      <style:paragraph-properties fo:text-align="start" style:justify-single-word="false" style:writing-mode="lr-tb"/>
      <style:text-properties style:font-name="essiah" fo:font-size="22pt" fo:font-weight="normal" style:font-size-asian="22pt" style:font-weight-asian="normal" style:font-size-complex="22pt" style:font-weight-complex="normal"/>
    </style:style>
    <style:style style:name="P39" style:family="paragraph" style:parent-style-name="Standard">
      <style:paragraph-properties fo:text-align="start" style:justify-single-word="false" style:writing-mode="lr-tb"/>
      <style:text-properties style:font-name="essio" fo:font-size="12pt" fo:font-weight="normal" style:font-size-asian="12pt" style:font-weight-asian="normal" style:font-size-complex="12pt" style:font-weight-complex="normal"/>
    </style:style>
    <style:style style:name="P40" style:family="paragraph" style:parent-style-name="Standard">
      <style:paragraph-properties fo:text-align="start" style:justify-single-word="false" style:writing-mode="lr-tb"/>
      <style:text-properties style:font-name="DejaVu Sans1" fo:font-size="12pt" style:text-underline-style="none" fo:font-weight="normal" style:font-size-asian="12pt" style:font-weight-asian="normal" style:font-size-complex="12pt" style:font-weight-complex="normal"/>
    </style:style>
    <style:style style:name="P41" style:family="paragraph" style:parent-style-name="Standard">
      <style:paragraph-properties fo:text-align="start" style:justify-single-word="false" style:writing-mode="lr-tb"/>
      <style:text-properties style:use-window-font-color="true" style:font-name="Bodoni 72" fo:font-size="16pt" style:text-underline-style="none" fo:font-weight="normal" style:letter-kerning="true" style:font-name-asian="Droid Sans Fallback" style:font-size-asian="16pt" style:language-asian="zh" style:country-asian="CN" style:font-weight-asian="normal" style:font-name-complex="Droid Sans Devanagari" style:font-size-complex="16pt" style:language-complex="hi" style:country-complex="IN" style:font-weight-complex="normal"/>
    </style:style>
    <style:style style:name="P42" style:family="paragraph" style:parent-style-name="Standard">
      <style:paragraph-properties fo:text-align="start" style:justify-single-word="false" style:writing-mode="lr-tb"/>
      <style:text-properties style:use-window-font-color="true" style:font-name="Bodoni 72" fo:font-size="16pt" style:letter-kerning="true" style:font-name-asian="Droid Sans Fallback" style:font-size-asian="16pt" style:language-asian="zh" style:country-asian="CN" style:font-name-complex="Droid Sans Devanagari" style:font-size-complex="16pt" style:language-complex="hi" style:country-complex="IN"/>
    </style:style>
    <style:style style:name="P43" style:family="paragraph" style:parent-style-name="Standard">
      <style:paragraph-properties fo:text-align="start" style:justify-single-word="false" style:writing-mode="lr-tb"/>
      <style:text-properties style:use-window-font-color="true" style:font-name="essiah1" fo:font-size="22pt" style:text-underline-style="none" fo:font-weight="normal" style:letter-kerning="true" style:font-name-asian="Droid Sans Fallback" style:font-size-asian="22pt" style:language-asian="zh" style:country-asian="CN" style:font-weight-asian="normal" style:font-name-complex="Droid Sans Devanagari" style:font-size-complex="22pt" style:language-complex="hi" style:country-complex="IN" style:font-weight-complex="normal"/>
    </style:style>
    <style:style style:name="P44" style:family="paragraph" style:parent-style-name="Standard">
      <style:paragraph-properties fo:text-align="start" style:justify-single-word="false" style:writing-mode="lr-tb"/>
      <style:text-properties fo:color="#000000" style:text-outline="false" style:text-line-through-style="none" style:font-name="Bodoni 72" fo:font-size="16pt" fo:font-style="normal" fo:text-shadow="none" style:text-underline-style="none" fo:font-weight="normal" style:font-size-asian="16pt" style:font-style-asian="normal" style:font-weight-asian="normal" style:font-size-complex="16pt" style:font-weight-complex="normal" style:text-emphasize="none"/>
    </style:style>
    <style:style style:name="P45" style:family="paragraph" style:parent-style-name="Standard">
      <style:paragraph-properties fo:text-align="start" style:justify-single-word="false" style:writing-mode="lr-tb"/>
      <style:text-properties fo:color="#000000" style:text-outline="false" style:text-line-through-style="none" style:font-name="essiah" fo:font-size="22pt" fo:font-style="normal" fo:text-shadow="none" style:text-underline-style="none" fo:font-weight="normal" style:font-size-asian="22pt" style:font-style-asian="normal" style:font-weight-asian="normal" style:font-size-complex="22pt" style:font-weight-complex="normal" style:text-emphasize="none"/>
    </style:style>
    <style:style style:name="P46" style:family="paragraph" style:parent-style-name="Standard">
      <style:paragraph-properties fo:text-align="start" style:justify-single-word="false" style:writing-mode="lr-tb"/>
      <style:text-properties style:font-name="Bodoni 72" fo:font-size="16pt" style:font-size-asian="16pt" style:font-size-complex="16pt"/>
    </style:style>
    <style:style style:name="P47" style:family="paragraph" style:parent-style-name="Standard">
      <style:paragraph-properties fo:text-align="start" style:justify-single-word="false" style:writing-mode="lr-tb"/>
      <style:text-properties style:font-name="Bodoni 72" fo:font-size="16pt" style:text-underline-style="none" fo:font-weight="normal" style:font-size-asian="16pt" style:font-weight-asian="normal" style:font-size-complex="16pt" style:font-weight-complex="normal"/>
    </style:style>
    <style:style style:name="P48" style:family="paragraph" style:parent-style-name="Standard">
      <style:paragraph-properties fo:text-align="start" style:justify-single-word="false" style:writing-mode="lr-tb"/>
      <style:text-properties style:font-name="Bodoni 72" fo:font-size="16pt" style:text-underline-style="none" style:font-size-asian="16pt" style:font-size-complex="16pt"/>
    </style:style>
    <style:style style:name="P49" style:family="paragraph" style:parent-style-name="Standard">
      <style:paragraph-properties fo:text-align="start" style:justify-single-word="false" style:writing-mode="lr-tb"/>
      <style:text-properties style:font-name="Bodoni 72" fo:font-size="16pt" fo:font-weight="normal" style:font-size-asian="16pt" style:font-weight-asian="normal" style:font-size-complex="16pt" style:font-weight-complex="normal"/>
    </style:style>
    <style:style style:name="P50" style:family="paragraph" style:parent-style-name="Standard">
      <style:paragraph-properties fo:text-align="start" style:justify-single-word="false" style:writing-mode="lr-tb"/>
      <style:text-properties style:font-name="Essiah" fo:font-size="22pt" style:text-underline-style="none" style:font-name-asian="essiah2" style:font-size-asian="22pt" style:font-name-complex="essiah2" style:font-size-complex="22pt"/>
    </style:style>
    <style:style style:name="P51" style:family="paragraph" style:parent-style-name="Standard">
      <style:paragraph-properties fo:text-align="start" style:justify-single-word="false" style:writing-mode="lr-tb"/>
      <style:text-properties style:font-name="Essiah" fo:font-size="22pt" style:font-size-asian="22pt" style:font-size-complex="22pt"/>
    </style:style>
    <style:style style:name="P52" style:family="paragraph" style:parent-style-name="Standard">
      <style:paragraph-properties fo:text-align="start" style:justify-single-word="false" style:writing-mode="lr-tb"/>
      <style:text-properties fo:font-size="22pt" style:font-size-asian="22pt" style:font-size-complex="22pt"/>
    </style:style>
    <style:style style:name="P53" style:family="paragraph" style:parent-style-name="Standard">
      <style:paragraph-properties fo:text-align="start" style:justify-single-word="false" style:writing-mode="lr-tb"/>
      <style:text-properties style:font-name="essiah1" fo:font-size="22pt" style:font-size-asian="22pt" style:font-size-complex="22pt"/>
    </style:style>
    <style:style style:name="P54" style:family="paragraph" style:parent-style-name="Standard">
      <style:text-properties style:font-name="eXsE" fo:font-size="14pt" style:font-name-asian="eXsE1" style:font-size-asian="14pt" style:font-name-complex="eXsE1" style:font-size-complex="14pt"/>
    </style:style>
    <style:style style:name="P55" style:family="paragraph" style:parent-style-name="Standard">
      <style:text-properties style:font-name="eXsE" fo:font-size="14pt" style:text-underline-style="none" style:font-name-asian="eXsE1" style:font-size-asian="14pt" style:font-name-complex="eXsE1" style:font-size-complex="14pt"/>
    </style:style>
    <style:style style:name="P56"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vertical-align="middle" style:join-border="false">
        <style:background-image/>
      </style:paragraph-properties>
      <style:text-properties fo:font-variant="normal" fo:text-transform="none" fo:color="#000000" style:text-line-through-style="none" style:text-position="0% 100%" style:font-name="Bodoni 72" fo:font-size="16pt" fo:font-style="normal" style:text-underline-style="none" fo:font-weight="normal" fo:background-color="transparent" style:font-name-asian="Verdana1" style:font-size-asian="16pt" style:font-style-asian="normal" style:font-weight-asian="normal" style:font-name-complex="Verdana1" style:font-size-complex="16pt"/>
    </style:style>
    <style:style style:name="P57"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join-border="false">
        <style:background-image/>
      </style:paragraph-properties>
      <style:text-properties fo:font-variant="normal" fo:text-transform="none" fo:color="#000000" style:text-line-through-style="none" style:text-position="0% 100%" style:font-name="Bodoni 72" fo:font-size="16pt" fo:font-style="normal" style:text-underline-style="none" fo:font-weight="normal" fo:background-color="transparent" style:font-name-asian="eXsE1" style:font-size-asian="16pt" style:font-style-asian="normal" style:font-weight-asian="normal" style:font-name-complex="eXsE1" style:font-size-complex="16pt"/>
    </style:style>
    <style:style style:name="P58"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vertical-align="middle" style:join-border="false">
        <style:background-image/>
      </style:paragraph-properties>
      <style:text-properties fo:font-variant="normal" fo:text-transform="none" fo:color="#000000" style:text-line-through-style="none" style:text-position="0% 100%" style:font-name="Bodoni 72" fo:font-size="16pt" fo:font-style="italic" style:text-underline-style="none" fo:font-weight="normal" fo:background-color="transparent" style:font-name-asian="Verdana1" style:font-size-asian="16pt" style:font-style-asian="italic" style:font-weight-asian="normal" style:font-name-complex="Verdana1" style:font-size-complex="16pt" style:font-style-complex="italic"/>
    </style:style>
    <style:style style:name="P59"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vertical-align="middle" style:join-border="false">
        <style:background-image/>
      </style:paragraph-properties>
      <style:text-properties fo:font-variant="normal" fo:text-transform="none" fo:color="#000000" style:text-line-through-style="none" style:text-position="0% 100%" style:font-name="Essiah" fo:font-size="22pt" fo:font-style="normal" style:text-underline-style="none" fo:font-weight="normal" fo:background-color="transparent" style:font-name-asian="essiah2" style:font-size-asian="22pt" style:font-style-asian="normal" style:font-weight-asian="normal" style:font-name-complex="essiah2" style:font-size-complex="22pt"/>
    </style:style>
    <style:style style:name="P60"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vertical-align="middle" style:join-border="false">
        <style:background-image/>
      </style:paragraph-properties>
      <style:text-properties fo:font-variant="normal" fo:text-transform="none" fo:color="#000000" style:text-line-through-style="none" style:text-position="0% 100%" style:font-name="Essiah" fo:font-size="16pt" fo:font-style="italic" style:text-underline-style="none" fo:font-weight="normal" fo:background-color="transparent" style:font-name-asian="Verdana1" style:font-size-asian="16pt" style:font-style-asian="italic" style:font-weight-asian="normal" style:font-name-complex="Verdana1" style:font-size-complex="16pt" style:font-style-complex="italic"/>
    </style:style>
    <style:style style:name="P61"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join-border="false">
        <style:background-image/>
      </style:paragraph-properties>
      <style:text-properties fo:font-variant="normal" fo:text-transform="none" fo:color="#000000" style:text-line-through-style="none" style:text-position="0% 100%" style:font-name="essiah" fo:font-size="22pt" fo:font-style="normal" style:text-underline-style="none" fo:font-weight="normal" fo:background-color="transparent" style:font-name-asian="essiah2" style:font-size-asian="22pt" style:font-style-asian="normal" style:font-weight-asian="normal" style:font-name-complex="essiah2" style:font-size-complex="22pt"/>
    </style:style>
    <style:style style:name="P62"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join-border="false">
        <style:background-image/>
      </style:paragraph-properties>
      <style:text-properties style:font-name="Bodoni 72" fo:font-size="16pt" style:font-size-asian="16pt" style:font-size-complex="16pt"/>
    </style:style>
    <style:style style:name="P63" style:family="paragraph" style:parent-style-name="Heading_20_1">
      <style:text-properties style:font-name="Bodoni 72"/>
    </style:style>
    <style:style style:name="P64" style:family="paragraph" style:parent-style-name="Heading_20_2">
      <style:text-properties style:font-name="Bodoni 72"/>
    </style:style>
    <style:style style:name="P65" style:family="paragraph" style:parent-style-name="Heading_20_2">
      <style:text-properties style:font-name="Bodoni 72" style:font-name-asian="Verdana1" style:font-name-complex="Verdana1"/>
    </style:style>
    <style:style style:name="P66" style:family="paragraph" style:parent-style-name="Heading_20_2">
      <style:text-properties style:font-name="Bodoni 72" style:text-underline-style="none" style:font-name-asian="Verdana1" style:font-name-complex="Verdana1"/>
    </style:style>
    <style:style style:name="P67" style:family="paragraph" style:parent-style-name="Heading_20_2">
      <style:text-properties style:font-name="Bodoni 72" style:text-underline-style="none" style:font-name-asian="essiah2" style:font-name-complex="essiah2"/>
    </style:style>
    <style:style style:name="P68" style:family="paragraph" style:parent-style-name="Text_20_body">
      <style:paragraph-properties fo:text-align="center" style:justify-single-word="false"/>
      <style:text-properties style:font-name="Essiah" fo:font-size="16pt" fo:font-style="normal" style:text-underline-style="none" fo:font-weight="normal" style:font-size-asian="16pt" style:font-style-asian="normal" style:font-weight-asian="normal" style:font-size-complex="16pt" style:font-style-complex="normal" style:font-weight-complex="normal"/>
    </style:style>
    <style:style style:name="P69" style:family="paragraph" style:parent-style-name="Title" style:master-page-name="Standard">
      <style:paragraph-properties style:page-number="1"/>
      <style:text-properties fo:font-style="normal" style:text-underline-style="none" style:font-style-asian="normal" style:font-style-complex="normal"/>
    </style:style>
    <style:style style:name="T1" style:family="text">
      <style:text-properties style:font-name="essiah" style:text-underline-style="none"/>
    </style:style>
    <style:style style:name="T2" style:family="text">
      <style:text-properties style:font-name="essiah" style:text-underline-style="none" fo:font-weight="normal" style:font-weight-asian="normal" style:font-weight-complex="normal"/>
    </style:style>
    <style:style style:name="T3" style:family="text">
      <style:text-properties style:font-name="essiah" style:text-underline-style="none" style:font-name-asian="essiah2" style:font-name-complex="essiah2"/>
    </style:style>
    <style:style style:name="T4" style:family="text">
      <style:text-properties style:font-name="essiah" fo:font-weight="normal" style:font-weight-asian="normal" style:font-weight-complex="normal"/>
    </style:style>
    <style:style style:name="T5" style:family="text">
      <style:text-properties style:font-name="essiah" fo:font-size="22pt" style:text-underline-style="none" style:font-name-asian="essiah2" style:font-size-asian="22pt" style:font-name-complex="essiah2" style:font-size-complex="22pt"/>
    </style:style>
    <style:style style:name="T6" style:family="text">
      <style:text-properties fo:font-size="14pt" style:text-underline-style="none" style:font-size-asian="14pt" style:font-size-complex="14pt"/>
    </style:style>
    <style:style style:name="T7" style:family="text">
      <style:text-properties style:font-name="eXsE" style:text-underline-style="none" style:font-name-asian="eXsE1" style:font-name-complex="eXsE1"/>
    </style:style>
    <style:style style:name="T8" style:family="text">
      <style:text-properties fo:color="#000000" style:font-name="essiah" style:text-underline-style="none" style:font-name-asian="essiah2" style:font-name-complex="essiah2" loext:opacity="100%"/>
    </style:style>
    <style:style style:name="T9" style:family="text">
      <style:text-properties fo:color="#000000" style:text-underline-style="none" style:font-name-asian="essiah2" style:font-name-complex="essiah2"/>
    </style:style>
    <style:style style:name="T10" style:family="text">
      <style:text-properties fo:color="#000000" style:text-underline-style="none" style:font-name-asian="essiah2" style:font-name-complex="essiah2" loext:opacity="100%"/>
    </style:style>
    <style:style style:name="T11" style:family="text">
      <style:text-properties fo:color="#000000" fo:font-weight="bold" style:font-name-asian="essiah2" style:font-weight-asian="bold" style:font-name-complex="essiah2" style:font-weight-complex="bold"/>
    </style:style>
    <style:style style:name="T12" style:family="text">
      <style:text-properties fo:color="#000000" fo:font-weight="bold" style:font-name-asian="essiah2" style:font-weight-asian="bold" style:font-name-complex="essiah2" style:font-weight-complex="bold" loext:opacity="100%"/>
    </style:style>
    <style:style style:name="T13" style:family="text">
      <style:text-properties fo:color="#000000" fo:font-weight="bold" fo:background-color="#ffffff" style:font-name-asian="essiah2" style:font-weight-asian="bold" style:font-name-complex="essiah2" style:font-weight-complex="bold" loext:opacity="100%"/>
    </style:style>
    <style:style style:name="T14" style:family="text">
      <style:text-properties fo:font-variant="normal" fo:text-transform="none" fo:color="#000000" style:text-line-through-style="none" style:text-position="0% 100%" fo:font-style="normal" style:text-underline-style="none" fo:font-weight="normal" fo:background-color="transparent" style:font-name-asian="eXsE1" style:font-style-asian="normal" style:font-weight-asian="normal" style:font-name-complex="eXsE1" loext:opacity="100%" loext:char-shading-value="0"/>
    </style:style>
    <style:style style:name="T15" style:family="text">
      <style:text-properties fo:font-variant="normal" fo:text-transform="none" fo:color="#000000" style:text-line-through-style="none" style:text-position="super 58%" fo:font-style="normal" style:text-underline-style="none" fo:font-weight="normal" fo:background-color="transparent" style:font-name-asian="eXsE1" style:font-style-asian="normal" style:font-weight-asian="normal" style:font-name-complex="eXsE1" loext:opacity="100%" loext:char-shading-value="0"/>
    </style:style>
    <style:style style:name="T16" style:family="text">
      <style:text-properties fo:font-variant="normal" fo:text-transform="none" fo:color="#000000" fo:letter-spacing="normal" fo:font-style="normal" fo:font-weight="normal" fo:background-color="#ffffff" style:font-name-asian="essiah2" style:font-weight-asian="bold" style:font-name-complex="essiah2" style:font-weight-complex="bold" loext:opacity="100%"/>
    </style:style>
    <style:style style:name="T17" style:family="text">
      <style:text-properties fo:font-variant="normal" fo:text-transform="none" fo:color="#000000" fo:letter-spacing="normal" fo:font-style="normal" fo:font-weight="bold" style:font-name-asian="essiah2" style:font-weight-asian="bold" style:font-name-complex="essiah2" style:font-weight-complex="bold" loext:opacity="100%"/>
    </style:style>
    <style:style style:name="T18" style:family="text">
      <style:text-properties fo:font-variant="normal" fo:text-transform="none" fo:color="#000000" fo:letter-spacing="normal" fo:font-style="normal" fo:font-weight="bold" fo:background-color="#ffffff" style:font-name-asian="essiah2" style:font-weight-asian="bold" style:font-name-complex="essiah2" style:font-weight-complex="bold" loext:opacity="100%"/>
    </style:style>
    <style:style style:name="T19" style:family="text">
      <style:text-properties fo:font-variant="normal" fo:text-transform="none" fo:color="#000000" fo:letter-spacing="normal" fo:font-style="normal" fo:font-weight="bold" fo:background-color="transparent" style:font-name-asian="essiah2" style:font-weight-asian="bold" style:font-name-complex="essiah2" style:font-weight-complex="bold" loext:opacity="100%"/>
    </style:style>
    <style:style style:name="T20" style:family="text">
      <style:text-properties fo:font-variant="normal" fo:text-transform="none" fo:color="#808080" fo:letter-spacing="normal" fo:font-style="normal" fo:font-weight="normal" style:font-name-asian="essiah2" style:font-weight-asian="normal" style:font-name-complex="essiah2" style:font-weight-complex="normal" loext:opacity="100%"/>
    </style:style>
    <style:style style:name="T21" style:family="text">
      <style:text-properties fo:font-variant="normal" fo:text-transform="none" fo:color="#808080" fo:letter-spacing="normal" fo:font-style="normal" fo:font-weight="normal" style:font-name-asian="essiah2" style:font-weight-asian="bold" style:font-name-complex="essiah2" style:font-weight-complex="bold" loext:opacity="100%"/>
    </style:style>
    <style:style style:name="T22" style:family="text">
      <style:text-properties fo:font-variant="normal" fo:text-transform="none" fo:color="#808080" fo:letter-spacing="normal" fo:font-style="normal" fo:font-weight="normal" fo:background-color="#ffffff" style:font-name-asian="essiah2" style:font-weight-asian="normal" style:font-name-complex="essiah2" style:font-weight-complex="normal" loext:opacity="100%"/>
    </style:style>
    <style:style style:name="T23" style:family="text">
      <style:text-properties fo:font-variant="normal" fo:text-transform="none" fo:color="#808080" fo:letter-spacing="normal" fo:font-style="normal" fo:font-weight="normal" fo:background-color="#ffffff" style:font-name-asian="essiah2" style:font-weight-asian="bold" style:font-name-complex="essiah2" style:font-weight-complex="bold" loext:opacity="100%"/>
    </style:style>
    <style:style style:name="T24" style:family="text">
      <style:text-properties fo:font-variant="normal" fo:text-transform="none" fo:color="#808080" fo:letter-spacing="normal" fo:font-style="normal" fo:font-weight="normal" fo:background-color="transparent" style:font-name-asian="essiah2" style:font-weight-asian="normal" style:font-name-complex="essiah2" style:font-weight-complex="normal" loext:opacity="100%"/>
    </style:style>
    <style:style style:name="T25" style:family="text">
      <style:text-properties fo:font-variant="normal" fo:text-transform="none" fo:color="#808080" fo:letter-spacing="normal" fo:font-style="normal" fo:font-weight="bold" style:font-name-asian="essiah2" style:font-weight-asian="bold" style:font-name-complex="essiah2" style:font-weight-complex="bold" loext:opacity="100%"/>
    </style:style>
    <style:style style:name="T26" style:family="text">
      <style:text-properties fo:font-variant="normal" fo:text-transform="none" fo:color="#808080" fo:letter-spacing="normal" fo:font-style="normal" fo:font-weight="bold" fo:background-color="transparent" style:font-name-asian="essiah2" style:font-weight-asian="bold" style:font-name-complex="essiah2" style:font-weight-complex="bold" loext:opacity="100%"/>
    </style:style>
    <style:style style:name="T27" style:family="text">
      <style:text-properties fo:font-variant="normal" fo:text-transform="none" fo:color="#808080" fo:letter-spacing="normal" fo:font-style="normal" fo:font-weight="bold" fo:background-color="#ffffff" style:font-name-asian="essiah2" style:font-weight-asian="bold" style:font-name-complex="essiah2" style:font-weight-complex="bold" loext:opacity="100%"/>
    </style:style>
    <style:style style:name="T28" style:family="text">
      <style:text-properties fo:font-variant="normal" fo:text-transform="none" fo:color="#999999" fo:letter-spacing="normal" fo:font-style="normal" fo:font-weight="normal" style:font-name-asian="essiah2" style:font-weight-asian="normal" style:font-name-complex="essiah2" style:font-weight-complex="normal" loext:opacity="100%"/>
    </style:style>
    <style:style style:name="T29" style:family="text">
      <style:text-properties fo:font-variant="normal" fo:text-transform="none" fo:color="#999999" fo:letter-spacing="normal" fo:font-style="normal" fo:font-weight="normal" fo:background-color="transparent" style:font-name-asian="essiah2" style:font-weight-asian="normal" style:font-name-complex="essiah2" style:font-weight-complex="normal" loext:opacity="100%"/>
    </style:style>
    <style:style style:name="T30" style:family="text">
      <style:text-properties fo:font-variant="normal" fo:text-transform="none" fo:color="#999999" fo:letter-spacing="normal" fo:font-style="normal" fo:font-weight="normal" fo:background-color="#ffffff" style:font-name-asian="essiah2" style:font-weight-asian="normal" style:font-name-complex="essiah2" style:font-weight-complex="normal" loext:opacity="100%"/>
    </style:style>
    <style:style style:name="T31" style:family="text">
      <style:text-properties style:font-name-asian="essiah2" style:font-name-complex="essiah2"/>
    </style:style>
    <style:style style:name="T32" style:family="text">
      <style:text-properties fo:color="#808080" fo:font-weight="bold" style:font-name-asian="essiah2" style:font-weight-asian="bold" style:font-name-complex="essiah2" style:font-weight-complex="bold" loext:opacity="100%"/>
    </style:style>
    <style:style style:name="T33" style:family="text">
      <style:text-properties fo:color="#808080" fo:font-weight="normal" style:font-name-asian="essiah2" style:font-weight-asian="normal" style:font-name-complex="essiah2" style:font-weight-complex="normal" loext:opacity="100%"/>
    </style:style>
    <style:style style:name="T34" style:family="text">
      <style:text-properties style:use-window-font-color="true" style:font-name="essiah" style:text-underline-style="none" style:letter-kerning="true" style:font-name-asian="Droid Sans Fallback" style:language-asian="zh" style:country-asian="CN" style:font-name-complex="Droid Sans Devanagari" style:language-complex="hi" style:country-complex="IN" loext:opacity="0%"/>
    </style:style>
    <style:style style:name="T35" style:family="text">
      <style:text-properties style:use-window-font-color="true" style:font-name="essiah" style:text-underline-style="none" fo:font-weight="normal" style:letter-kerning="true" style:font-name-asian="Droid Sans Fallback" style:language-asian="zh" style:country-asian="CN" style:font-weight-asian="normal" style:font-name-complex="Droid Sans Devanagari" style:language-complex="hi" style:country-complex="IN" style:font-weight-complex="normal" loext:opacity="0%"/>
    </style:style>
    <style:style style:name="T36" style:family="text">
      <style:text-properties style:use-window-font-color="true" style:font-name="essiah" fo:font-weight="normal" style:letter-kerning="true" style:font-name-asian="Droid Sans Fallback" style:language-asian="zh" style:country-asian="CN" style:font-weight-asian="normal" style:font-name-complex="Droid Sans Devanagari" style:language-complex="hi" style:country-complex="IN" style:font-weight-complex="normal" loext:opacity="0%"/>
    </style:style>
    <style:style style:name="T37" style:family="text">
      <style:text-properties style:use-window-font-color="true" style:text-underline-style="none" style:letter-kerning="true" style:font-name-asian="Droid Sans Fallback" style:language-asian="zh" style:country-asian="CN" style:font-name-complex="Droid Sans Devanagari" style:language-complex="hi" style:country-complex="IN" loext:opacity="0%"/>
    </style:style>
    <style:style style:name="T38" style:family="text">
      <style:text-properties style:use-window-font-color="true" style:letter-kerning="true" style:font-name-asian="Droid Sans Fallback" style:language-asian="zh" style:country-asian="CN" style:font-name-complex="Droid Sans Devanagari" style:language-complex="hi" style:country-complex="IN" loext:opacity="0%"/>
    </style:style>
    <style:style style:name="T39" style:family="text">
      <style:text-properties style:use-window-font-color="true" style:font-name="essiah1" style:text-underline-style="none" fo:font-weight="normal" style:letter-kerning="true" style:font-name-asian="Droid Sans Fallback" style:language-asian="zh" style:country-asian="CN" style:font-weight-asian="normal" style:font-name-complex="Droid Sans Devanagari" style:language-complex="hi" style:country-complex="IN" style:font-weight-complex="normal"/>
    </style:style>
    <style:style style:name="T40" style:family="text">
      <style:text-properties style:text-underline-style="none"/>
    </style:style>
    <style:style style:name="T41" style:family="text">
      <style:text-properties style:text-underline-style="none" style:font-name-asian="essiah2" style:font-name-complex="essiah2"/>
    </style:style>
    <style:style style:name="T42" style:family="text">
      <style:text-properties style:font-name-asian="eXsE1" style:font-name-complex="eXsE1"/>
    </style:style>
    <style:style style:name="T43" style:family="text">
      <style:text-properties fo:font-weight="bold" style:font-name-asian="essiah2" style:font-weight-asian="bold" style:font-name-complex="essiah2" style:font-weight-complex="bold"/>
    </style:style>
    <style:style style:name="T44" style:family="text">
      <style:text-properties fo:font-size="16pt" style:text-underline-style="none" style:font-name-asian="essiah2" style:font-size-asian="16pt" style:font-name-complex="essiah2" style:font-size-complex="16pt"/>
    </style:style>
    <style:style style:name="T45" style:family="text">
      <style:text-properties style:font-name="Essiah" fo:font-size="22pt" style:text-underline-style="none" style:font-name-asian="essiah2" style:font-size-asian="22pt" style:font-name-complex="essiah2" style:font-size-complex="22pt"/>
    </style:style>
    <style:style style:name="T46" style:family="text">
      <style:text-properties style:font-name="Essiah" fo:font-size="22pt" style:text-underline-style="none" style:font-size-asian="22pt" style:font-size-complex="22pt"/>
    </style:style>
    <style:style style:name="T47" style:family="text">
      <style:text-properties style:font-name="Essiah" fo:font-size="22pt" style:font-name-asian="essiah2" style:font-size-asian="22pt" style:font-name-complex="essiah2" style:font-size-complex="22pt"/>
    </style:style>
    <style:style style:name="T48" style:family="text">
      <style:text-properties style:text-position="sub 58%"/>
    </style:style>
    <style:style style:name="T49" style:family="text">
      <style:text-properties fo:font-size="22pt" style:font-name-asian="essiah2" style:font-size-asian="22pt" style:font-name-complex="essiah2" style:font-size-complex="22pt"/>
    </style:style>
    <style:style style:name="T50" style:family="text">
      <style:text-properties style:font-name="essiah1"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essEo</text:p>
      <text:p text:style-name="P68">es mYnEsshe un mIkul</text:p>
      <text:p text:style-name="P63">Alphabet</text:p>
      <text:p text:style-name="P25"/>
      <text:p text:style-name="P29">w i y I Y</text:p>
      <text:p text:style-name="P29">OUAE ouae </text:p>
      <text:p text:style-name="P29">dhmL blns</text:p>
      <text:p text:style-name="P29">fvpk rtjg</text:p>
      <text:p text:style-name="P29">SHTC NzZx</text:p>
      <text:p text:style-name="P29"/>
      <text:p text:style-name="P12"><text:span text:style-name="T13">ɔ</text:span><text:span text:style-name="T31"> <text:s text:c="2"/></text:span><text:span text:style-name="T13">i</text:span><text:span text:style-name="T11"> <text:s/></text:span><text:span text:style-name="T31"><text:s/></text:span><text:span text:style-name="T11">ü</text:span><text:span text:style-name="T31"> <text:s text:c="2"/></text:span><text:span text:style-name="T17">ī</text:span><text:span text:style-name="T43"> <text:s/></text:span><text:span text:style-name="T11"><text:s/></text:span><text:span text:style-name="T12">ʊ</text:span><text:span text:style-name="T31"> <text:s text:c="2"/></text:span></text:p>
      <text:p text:style-name="P12"><text:span text:style-name="T18">ō</text:span><text:span text:style-name="T22"> <text:s text:c="2"/></text:span><text:span text:style-name="T18">ū <text:s text:c="2"/>ā</text:span><text:span text:style-name="T22"> <text:s/></text:span><text:span text:style-name="T18"><text:s/>ē <text:s text:c="2"/>o</text:span><text:span text:style-name="T22">k</text:span><text:span text:style-name="T25"> <text:s/></text:span><text:span text:style-name="T17">u</text:span><text:span text:style-name="T28">m</text:span><text:span text:style-name="T17"> </text:span><text:span text:style-name="T20"><text:s/></text:span><text:span text:style-name="T17">a</text:span><text:span text:style-name="T30">t</text:span><text:span text:style-name="T28"> <text:s/></text:span><text:span text:style-name="T18">e</text:span><text:span text:style-name="T24">n</text:span><text:span text:style-name="T18"> </text:span><text:span text:style-name="T12"><text:s/></text:span><text:span text:style-name="T33"><text:s text:c="2"/></text:span></text:p>
      <text:p text:style-name="P12"><text:span text:style-name="T17">d</text:span><text:span text:style-name="T28">ō</text:span><text:span text:style-name="T25"> <text:s/></text:span><text:span text:style-name="T19">h</text:span><text:span text:style-name="T20">ū</text:span><text:span text:style-name="T25"> <text:s/></text:span><text:span text:style-name="T17">m</text:span><text:span text:style-name="T21">ā</text:span><text:span text:style-name="T17"> <text:s/></text:span><text:span text:style-name="T18">ḻ</text:span><text:span text:style-name="T20">ē</text:span><text:span text:style-name="T25"> </text:span><text:span text:style-name="T20"><text:s/></text:span><text:span text:style-name="T17">b</text:span><text:span text:style-name="T28">ō</text:span><text:span text:style-name="T21"> <text:s/></text:span><text:span text:style-name="T17">l</text:span><text:span text:style-name="T20">ū</text:span><text:span text:style-name="T25"> <text:s/></text:span><text:span text:style-name="T17">n</text:span><text:span text:style-name="T21">ā <text:s/></text:span><text:span text:style-name="T17">s</text:span><text:span text:style-name="T20">ē <text:s/></text:span></text:p>
      <text:p text:style-name="P12"><text:span text:style-name="T18">f</text:span><text:span text:style-name="T30">ō</text:span><text:span text:style-name="T23"> </text:span><text:span text:style-name="T22"><text:s/></text:span><text:span text:style-name="T18">v</text:span><text:span text:style-name="T22">ū</text:span><text:span text:style-name="T18"> <text:s/>p</text:span><text:span text:style-name="T23">ā</text:span><text:span text:style-name="T22"> <text:s/></text:span><text:span text:style-name="T18">k</text:span><text:span text:style-name="T22">ē</text:span><text:span text:style-name="T23"> <text:s/></text:span><text:span text:style-name="T18">r</text:span><text:span text:style-name="T30">ō</text:span><text:span text:style-name="T27"> <text:s/></text:span><text:span text:style-name="T18">t</text:span><text:span text:style-name="T22">ū</text:span><text:span text:style-name="T16"> <text:s/></text:span><text:span text:style-name="T18">j</text:span><text:span text:style-name="T23">ā <text:s/></text:span><text:span text:style-name="T18">g</text:span><text:span text:style-name="T22">ē <text:s/></text:span><text:span text:style-name="T21"><text:s text:c="3"/></text:span></text:p>
      <text:p text:style-name="P12"><text:span text:style-name="T19">sh</text:span><text:span text:style-name="T29">ō </text:span><text:span text:style-name="T19">θ</text:span><text:span text:style-name="T24">ū <text:s/></text:span><text:span text:style-name="T19">∂</text:span><text:span text:style-name="T24">ā</text:span><text:span text:style-name="T29"> <text:s/></text:span><text:span text:style-name="T19">ch</text:span><text:span text:style-name="T24">ē</text:span><text:span text:style-name="T26"> </text:span><text:span text:style-name="T29">ō</text:span><text:span text:style-name="T18">ng </text:span><text:span text:style-name="T19">z</text:span><text:span text:style-name="T24">ū</text:span><text:span text:style-name="T17"> <text:s/></text:span><text:span text:style-name="T19">zh</text:span><text:span text:style-name="T23">ā</text:span><text:span text:style-name="T18"> </text:span><text:span text:style-name="T19">xh</text:span><text:span text:style-name="T22">ē</text:span><text:span text:style-name="T32"> </text:span></text:p>
      <text:p text:style-name="P33"/>
      <text:p text:style-name="P34">ZealouSY hOUNd Sioly yOUr tAN. hUzzy Yepl ZoNE, unIt hOuSE hAY Lu. sIZe hAT hEli zEST hIgH tuZZy yOur sIZe sOft LIne. aBoUt, hOney hIlx &lt;yOU OLiVe. aZurE hANdy zOO&gt; hUzy hUgE tOny hOly. hEad hOuSE aLiEn sOuNd hOlLy yOUr. OLi,Ve hOnor yOur hAY hEad tUrn hOuSE hAZy Yelr zEro hElp hIgh. aZurE tUrn yOU, aLl ZIn sUzzy hEad hOney yOur hOly zEN.</text:p>
      <text:p text:style-name="P63"><text:soft-page-break/>Basics</text:p>
      <text:p text:style-name="P11">The default order is Subject-Verb-Object, but any arrangement is allowed with the use of markers.</text:p>
      <text:p text:style-name="P8"/>
      <text:p text:style-name="P7">The subject and object are optional. When no subject is given, 1st person singular is assumed.</text:p>
      <text:p text:style-name="P8"/>
      <text:p text:style-name="P7">Modifiers follow their target (i.e. "ball large red").</text:p>
      <text:p text:style-name="P4"/>
      <text:p text:style-name="P10"><text:span text:style-name="T44">Markers precede their object (i.e. "for the ball").</text:span><text:span text:style-name="T41"><text:tab/></text:span></text:p>
      <text:p text:style-name="P63">Articles</text:p>
      <text:p text:style-name="P7">Indefinite Singular</text:p>
      <text:p text:style-name="P14">_</text:p>
      <text:p text:style-name="P3"/>
      <text:p text:style-name="P3">Indefinite Plural</text:p>
      <text:p text:style-name="P18">u</text:p>
      <text:p text:style-name="P7"/>
      <text:p text:style-name="P7">Definite Singular</text:p>
      <text:p text:style-name="P22">tu</text:p>
      <text:p text:style-name="P7"/>
      <text:p text:style-name="P7">Definite Plural</text:p>
      <text:p text:style-name="P30">etu</text:p>
      <text:p text:style-name="P63">Pronoun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8">Number</text:p>
          </table:table-cell>
          <table:table-cell table:style-name="Table4.A1" office:value-type="string">
            <text:p text:style-name="P58">Person</text:p>
          </table:table-cell>
          <table:table-cell table:style-name="Table4.A1" office:value-type="string">
            <text:p text:style-name="P58">English</text:p>
          </table:table-cell>
          <table:table-cell table:style-name="Table4.A1" office:value-type="string">
            <text:p text:style-name="P60">essEo</text:p>
          </table:table-cell>
        </table:table-row>
        <table:table-row table:style-name="Table4.1">
          <table:table-cell table:style-name="Table4.A2" office:value-type="string">
            <text:p text:style-name="P56">Singular</text:p>
          </table:table-cell>
          <table:table-cell table:style-name="Table4.A2" office:value-type="string">
            <text:p text:style-name="P56">1st</text:p>
          </table:table-cell>
          <table:table-cell table:style-name="Table4.A2" office:value-type="string">
            <text:p text:style-name="P56">I</text:p>
          </table:table-cell>
          <table:table-cell table:style-name="Table4.A2" office:value-type="string">
            <text:p text:style-name="P16">-</text:p>
          </table:table-cell>
        </table:table-row>
        <table:table-row table:style-name="Table4.1">
          <table:table-cell table:style-name="Table4.A2" office:value-type="string">
            <text:p text:style-name="P56"/>
          </table:table-cell>
          <table:table-cell table:style-name="Table4.A2" office:value-type="string">
            <text:p text:style-name="P56">2nd</text:p>
          </table:table-cell>
          <table:table-cell table:style-name="Table4.A2" office:value-type="string">
            <text:p text:style-name="P56">you</text:p>
          </table:table-cell>
          <table:table-cell table:style-name="Table4.A2" office:value-type="string">
            <text:p text:style-name="P59">U</text:p>
          </table:table-cell>
        </table:table-row>
        <table:table-row table:style-name="Table4.1">
          <table:table-cell table:style-name="Table4.A2" office:value-type="string">
            <text:p text:style-name="P56"/>
          </table:table-cell>
          <table:table-cell table:style-name="Table4.A2" office:value-type="string">
            <text:p text:style-name="P56">3rd</text:p>
          </table:table-cell>
          <table:table-cell table:style-name="Table4.A2" office:value-type="string">
            <text:p text:style-name="P56">this</text:p>
          </table:table-cell>
          <table:table-cell table:style-name="Table4.A2" office:value-type="string">
            <text:p text:style-name="P59">sonu</text:p>
          </table:table-cell>
        </table:table-row>
        <table:table-row table:style-name="Table4.1">
          <table:table-cell table:style-name="Table4.A2" office:value-type="string">
            <text:p text:style-name="P56"/>
          </table:table-cell>
          <table:table-cell table:style-name="Table4.A2" office:value-type="string">
            <text:p text:style-name="P56">3rd</text:p>
          </table:table-cell>
          <table:table-cell table:style-name="Table4.A2" office:value-type="string">
            <text:p text:style-name="P56">that</text:p>
          </table:table-cell>
          <table:table-cell table:style-name="Table4.A2" office:value-type="string">
            <text:p text:style-name="P59">sonA</text:p>
          </table:table-cell>
        </table:table-row>
        <table:table-row table:style-name="Table4.1">
          <table:table-cell table:style-name="Table4.A2" office:value-type="string">
            <text:p text:style-name="P56">Plural</text:p>
          </table:table-cell>
          <table:table-cell table:style-name="Table4.A2" office:value-type="string">
            <text:p text:style-name="P56">1st</text:p>
          </table:table-cell>
          <table:table-cell table:style-name="Table4.A2" office:value-type="string">
            <text:p text:style-name="P56">we</text:p>
          </table:table-cell>
          <table:table-cell table:style-name="Table4.A2" office:value-type="string">
            <text:p text:style-name="P59">sU</text:p>
          </table:table-cell>
        </table:table-row>
        <table:table-row table:style-name="Table4.1">
          <table:table-cell table:style-name="Table4.A2" office:value-type="string">
            <text:p text:style-name="P56"/>
          </table:table-cell>
          <table:table-cell table:style-name="Table4.A2" office:value-type="string">
            <text:p text:style-name="P56">2nd</text:p>
          </table:table-cell>
          <table:table-cell table:style-name="Table4.A2" office:value-type="string">
            <text:p text:style-name="P56">you all</text:p>
          </table:table-cell>
          <table:table-cell table:style-name="Table4.A2" office:value-type="string">
            <text:p text:style-name="P59">tU</text:p>
          </table:table-cell>
        </table:table-row>
        <table:table-row table:style-name="Table4.1">
          <table:table-cell table:style-name="Table4.A2" office:value-type="string">
            <text:p text:style-name="P56"/>
          </table:table-cell>
          <table:table-cell table:style-name="Table4.A2" office:value-type="string">
            <text:p text:style-name="P56">3rd</text:p>
          </table:table-cell>
          <table:table-cell table:style-name="Table4.A2" office:value-type="string">
            <text:p text:style-name="P56">these</text:p>
          </table:table-cell>
          <table:table-cell table:style-name="Table4.A2" office:value-type="string">
            <text:p text:style-name="P59">sUnu</text:p>
          </table:table-cell>
        </table:table-row>
        <text:soft-page-break/>
        <table:table-row table:style-name="Table4.1">
          <table:table-cell table:style-name="Table4.A2" office:value-type="string">
            <text:p text:style-name="P56"/>
          </table:table-cell>
          <table:table-cell table:style-name="Table4.A2" office:value-type="string">
            <text:p text:style-name="P56">3rd</text:p>
          </table:table-cell>
          <table:table-cell table:style-name="Table4.A2" office:value-type="string">
            <text:p text:style-name="P56">those</text:p>
          </table:table-cell>
          <table:table-cell table:style-name="Table4.A2" office:value-type="string">
            <text:p text:style-name="P59">sUnA</text:p>
          </table:table-cell>
        </table:table-row>
      </table:table>
      <text:p text:style-name="P63">Punctuation</text:p>
      <text:p text:style-name="P7">Period</text:p>
      <text:p text:style-name="P26">.</text:p>
      <text:p text:style-name="P7"/>
      <text:p text:style-name="P7">Comma</text:p>
      <text:p text:style-name="P26">,</text:p>
      <text:p text:style-name="P53"><text:span text:style-name="T4">&lt;Zu, nel kr</text:span><text:span text:style-name="T36">U</text:span><text:span text:style-name="T4">s pasen.&gt;</text:span></text:p>
      <text:p text:style-name="P7"/>
      <text:p text:style-name="P7">Number Symbol</text:p>
      <text:p text:style-name="P26">#</text:p>
      <text:p text:style-name="P26">#iong</text:p>
      <text:p text:style-name="P26"/>
      <text:p text:style-name="P7">Quotation Marks</text:p>
      <text:p text:style-name="P26">&lt;&gt;</text:p>
      <text:p text:style-name="P26">&lt;tu tEO&gt;</text:p>
      <text:p text:style-name="P7"/>
      <text:p text:style-name="P7">Round Brackets</text:p>
      <text:p text:style-name="P15">()</text:p>
      <text:p text:style-name="P15">(tu tEO)</text:p>
      <text:p text:style-name="P7"/>
      <text:p text:style-name="P7">Square Brackets</text:p>
      <text:p text:style-name="P14">[]</text:p>
      <text:p text:style-name="P14">[tu tEO]</text:p>
      <text:p text:style-name="P63">Conjuctions</text:p>
      <text:p text:style-name="P65">And</text:p>
      <text:p text:style-name="P31">un</text:p>
      <text:p text:style-name="P5"/>
      <text:p text:style-name="P5"><text:soft-page-break/>"They have spoken good and evil."</text:p>
      <text:p text:style-name="P26"><text:span text:style-name="T41">&lt;s</text:span><text:span text:style-name="T10">U</text:span><text:span text:style-name="T41">nu li O</text:span><text:span text:style-name="T3">v</text:span><text:span text:style-name="T8">O</text:span><text:span text:style-name="T3">s </text:span><text:span text:style-name="T41">AOn </text:span><text:span text:style-name="T10">un gw</text:span><text:span text:style-name="T41">.&gt;</text:span></text:p>
      <text:p text:style-name="P3"/>
      <text:p text:style-name="P4">"You all speak for the people and not a state."</text:p>
      <text:p text:style-name="P32"><text:span text:style-name="T3">&lt;tan v</text:span><text:span text:style-name="T8">O</text:span><text:span text:style-name="T3">s os </text:span><text:span text:style-name="T8">etu </text:span><text:span text:style-name="T3">sE </text:span><text:span text:style-name="T8">un</text:span><text:span text:style-name="T3"> anu doks.&gt;</text:span></text:p>
      <text:p text:style-name="P64">Or</text:p>
      <text:p text:style-name="P23">et</text:p>
      <text:p text:style-name="P3"/>
      <text:p text:style-name="P5">Red or yellow?</text:p>
      <text:p text:style-name="P23">&lt;?sOn et nEsu.&gt;</text:p>
      <text:p text:style-name="P64">But</text:p>
      <text:p text:style-name="P23">-</text:p>
      <text:p text:style-name="P3"/>
      <text:p text:style-name="P5">-</text:p>
      <text:p text:style-name="P23">-</text:p>
      <text:p text:style-name="P64">Yet</text:p>
      <text:p text:style-name="P23">-</text:p>
      <text:p text:style-name="P3"/>
      <text:p text:style-name="P5">-</text:p>
      <text:p text:style-name="P23">-</text:p>
      <text:p text:style-name="P66">For</text:p>
      <text:p text:style-name="P27">os</text:p>
      <text:p text:style-name="P5"/>
      <text:p text:style-name="P5">"He was sick for lack of food."</text:p>
      <text:p text:style-name="P27">-</text:p>
      <text:p text:style-name="P63"><text:soft-page-break/>Markers</text:p>
      <text:p text:style-name="P64"><text:span text:style-name="T41">Direct</text:span><text:span text:style-name="T41"> Object</text:span></text:p>
      <text:p text:style-name="P19">li</text:p>
      <text:p text:style-name="P4"/>
      <text:p text:style-name="P4">"I own the night."</text:p>
      <text:p text:style-name="P22">&lt;brAs tu tEO.&gt;</text:p>
      <text:p text:style-name="P4"/>
      <text:p text:style-name="P4">"The night, I own."</text:p>
      <text:p text:style-name="P19">&lt;li tu tEO brAs.&gt;</text:p>
      <text:p text:style-name="P67">Indirect Object</text:p>
      <text:p text:style-name="P19">-</text:p>
      <text:p text:style-name="P4"/>
      <text:p text:style-name="P4">"He gave me the book."</text:p>
      <text:p text:style-name="P23">-</text:p>
      <text:p text:style-name="P65">Possessive</text:p>
      <text:p text:style-name="P22">es</text:p>
      <text:p text:style-name="P3"/>
      <text:p text:style-name="P3">"They will own the night of the people."</text:p>
      <text:p text:style-name="P14"><text:span text:style-name="T41">&lt;sUnu brAsO tu tEO</text:span><text:span text:style-name="T10"> es etu </text:span><text:span text:style-name="T41">sE.&gt;</text:span></text:p>
      <text:p text:style-name="P3"/>
      <text:p text:style-name="P3">"Their people will force us."</text:p>
      <text:p text:style-name="P20"><text:span text:style-name="T41">&lt;es s</text:span><text:span text:style-name="T10">U</text:span><text:span text:style-name="T41">nu sE das</text:span><text:span text:style-name="T10">UO</text:span><text:span text:style-name="T41"> s</text:span><text:span text:style-name="T10">U</text:span><text:span text:style-name="T41">.&gt;</text:span></text:p>
      <text:p text:style-name="P65">Towards</text:p>
      <text:p text:style-name="P22">pru</text:p>
      <text:p text:style-name="P8"/>
      <text:p text:style-name="P8">"You all will speak to the people."</text:p>
      <text:p text:style-name="P26"><text:span text:style-name="T31">&lt;tan v</text:span><text:span text:style-name="T10">O</text:span><text:span text:style-name="T31">sO pru </text:span><text:span text:style-name="T10">etu </text:span><text:span text:style-name="T31">sE.&gt;</text:span></text:p>
      <text:p text:style-name="P66"><text:soft-page-break/>For</text:p>
      <text:p text:style-name="P27">os</text:p>
      <text:p text:style-name="P5"/>
      <text:p text:style-name="P5">"We owned the night for the people."</text:p>
      <text:p text:style-name="P26"><text:span text:style-name="T41">&lt;s</text:span><text:span text:style-name="T10">U</text:span><text:span text:style-name="T41"> ObrAs os tu tEO sE </text:span><text:span text:style-name="T10">etu</text:span><text:span text:style-name="T41">.&gt;</text:span></text:p>
      <text:p text:style-name="P64">Exclamation</text:p>
      <text:p text:style-name="P14">!-&lt;sA&gt;</text:p>
      <text:p text:style-name="P13"/>
      <text:p text:style-name="P3">"Their people will force us!"</text:p>
      <text:p text:style-name="P20"><text:span text:style-name="T3">&lt;!es s</text:span><text:span text:style-name="T8">U</text:span><text:span text:style-name="T3">nu sE dasu</text:span><text:span text:style-name="T8">O</text:span><text:span text:style-name="T3"> s</text:span><text:span text:style-name="T8">U</text:span><text:span text:style-name="T3">.&gt;</text:span></text:p>
      <text:p text:style-name="P64">Question (pronounced "kay")</text:p>
      <text:p text:style-name="P28">?-&lt;kA&gt;</text:p>
      <text:p text:style-name="P7"/>
      <text:p text:style-name="P3">"Their people will force us?"</text:p>
      <text:p text:style-name="P20"><text:span text:style-name="T3">&lt;?es s</text:span><text:span text:style-name="T8">U</text:span><text:span text:style-name="T3">nu sE das</text:span><text:span text:style-name="T8">UO</text:span><text:span text:style-name="T3"> s</text:span><text:span text:style-name="T8">U</text:span><text:span text:style-name="T3">.&gt;</text:span></text:p>
      <text:p text:style-name="P64">Interrobang (pronounced "skay")</text:p>
      <text:p text:style-name="P14">;-&lt;skA&gt;</text:p>
      <text:p text:style-name="P17"/>
      <text:p text:style-name="P14">? ! ;</text:p>
      <text:p text:style-name="P13"/>
      <text:p text:style-name="P3">"Their people will force us?!"</text:p>
      <text:p text:style-name="P20"><text:span text:style-name="T3">&lt;;es s</text:span><text:span text:style-name="T8">U</text:span><text:span text:style-name="T3">nu sE das</text:span><text:span text:style-name="T8">UO</text:span><text:span text:style-name="T3"> s</text:span><text:span text:style-name="T8">U</text:span><text:span text:style-name="T3">.&gt;</text:span></text:p>
      <text:p text:style-name="P64">Not</text:p>
      <text:p text:style-name="P23">anu</text:p>
      <text:p text:style-name="P5"/>
      <text:p text:style-name="P5">"You did not force me."</text:p>
      <text:p text:style-name="P23">&lt;U anu daso.&gt;</text:p>
      <text:p text:style-name="P3"><text:soft-page-break/></text:p>
      <text:p text:style-name="P5">"I will not force you."</text:p>
      <text:p text:style-name="P32"><text:span text:style-name="T3">&lt;anu das</text:span><text:span text:style-name="T8">O</text:span><text:span text:style-name="T3"> U.&gt;</text:span></text:p>
      <text:p text:style-name="P63">Verb Tenses</text:p>
      <text:p text:style-name="P9">"I owned."</text:p>
      <text:p text:style-name="P14"><text:span text:style-name="T31">&lt;ObrAs.&gt;</text:span> </text:p>
      <text:p text:style-name="P7"/>
      <text:p text:style-name="P7">"I own."</text:p>
      <text:p text:style-name="P21">&lt;brAs.&gt;</text:p>
      <text:p text:style-name="P7"/>
      <text:p text:style-name="P9">"I will own."</text:p>
      <text:p text:style-name="P21">&lt;brAsO.&gt;</text:p>
      <text:p text:style-name="P9"/>
      <text:p text:style-name="P8">"I owned the night."</text:p>
      <text:p text:style-name="P13"><text:span text:style-name="T49">&lt;ObrAs tu tEO.&gt;</text:span><text:span text:style-name="T42"> </text:span></text:p>
      <text:p text:style-name="P7"/>
      <text:p text:style-name="P7">"I own the night."</text:p>
      <text:p text:style-name="P14"><text:span text:style-name="T31">&lt;brAs tu tEO.&gt;</text:span><text:span text:style-name="T42"> </text:span></text:p>
      <text:p text:style-name="P7"/>
      <text:p text:style-name="P4">"I will own the night."</text:p>
      <text:p text:style-name="P24"><text:span text:style-name="T5">&lt;brAsO tu tEO.&gt;</text:span><text:span text:style-name="T7"> </text:span></text:p>
      <text:p text:style-name="P5"/>
      <text:p text:style-name="P5">"I stood with you."</text:p>
      <text:p text:style-name="P23">&lt;OAgres lu U.&gt;</text:p>
      <text:p text:style-name="P3"/>
      <text:p text:style-name="P5">"I will be standing with them."</text:p>
      <text:p text:style-name="P32"><text:span text:style-name="T3">&lt;ahresO nul lu</text:span><text:span text:style-name="T8"> sUnu</text:span><text:span text:style-name="T3">.&gt;</text:span></text:p>
      <text:p text:style-name="P3"/>
      <text:p text:style-name="P6">Progressive Action</text:p>
      <text:p text:style-name="P23">nul</text:p>
      <text:p text:style-name="P4"/>
      <text:p text:style-name="P5">"You are owning the night."</text:p>
      <text:p text:style-name="normal"><text:soft-page-break/><text:span text:style-name="T5">&lt;U brAs nul tu tEO.&gt;</text:span><text:span text:style-name="T6"><text:line-break/></text:span></text:p>
      <text:p text:style-name="P5">Completed Action</text:p>
      <text:p text:style-name="P27">dun</text:p>
      <text:p text:style-name="P3"/>
      <text:p text:style-name="P5">"You had owned the night."</text:p>
      <text:p text:style-name="P23">&lt;U den ObrAs tu tEO.&gt;</text:p>
      <text:p text:style-name="P3"/>
      <text:p text:style-name="P3">"You have owned the night."</text:p>
      <text:p text:style-name="P19">&lt;U den brAs tu tEO.&gt;</text:p>
      <text:p text:style-name="P4"/>
      <text:p text:style-name="P3">"You will have owned the nights."</text:p>
      <text:p text:style-name="P23">&lt;U den brAsO etu tEO.&gt;</text:p>
      <text:p text:style-name="P5"/>
      <text:p text:style-name="P5">“You had been owning the night.”</text:p>
      <text:p text:style-name="P23">&lt;U den nel ObrAs tu tEO.&gt;</text:p>
      <text:p text:style-name="P3"/>
      <text:p text:style-name="P3">"You have been owning the night."</text:p>
      <text:p text:style-name="P23">&lt;U den nel brAs te tEO.&gt;</text:p>
      <text:p text:style-name="P3"/>
      <text:p text:style-name="P3">“You will be owning the night.”</text:p>
      <text:p text:style-name="P22">&lt;U den nel brAsO te tEO.&gt;</text:p>
      <text:p text:style-name="P7"/>
      <text:p text:style-name="P8">“Will you have owned the night?”</text:p>
      <text:p text:style-name="P22">&lt;?U deb nel brAsO tu tEO.&gt;</text:p>
      <text:p text:style-name="P63">Numbers</text:p>
      <text:p text:style-name="P3">The numbers and their names are mapped directly on to the alphabet. A base-12 system is used.</text:p>
      <text:p text:style-name="P2"/>
      <table:table table:name="Table5" table:style-name="Table5">
        <table:table-column table:style-name="Table5.A" table:number-columns-repeated="5"/>
        <table:table-row table:style-name="Table5.1">
          <table:table-cell table:style-name="Table5.A1" office:value-type="string">
            <text:p text:style-name="P57">0</text:p>
          </table:table-cell>
          <table:table-cell table:style-name="Table5.A1" office:value-type="string">
            <text:p text:style-name="P57">1</text:p>
          </table:table-cell>
          <table:table-cell table:style-name="Table5.A1" office:value-type="string">
            <text:p text:style-name="P57">2</text:p>
          </table:table-cell>
          <table:table-cell table:style-name="Table5.A1" office:value-type="string">
            <text:p text:style-name="P57">3</text:p>
          </table:table-cell>
          <table:table-cell table:style-name="Table5.A1" office:value-type="string">
            <text:p text:style-name="P57">4</text:p>
          </table:table-cell>
        </table:table-row>
        <table:table-row table:style-name="Table5.1">
          <table:table-cell table:style-name="Table5.A2" office:value-type="string">
            <text:p text:style-name="P61">w</text:p>
          </table:table-cell>
          <table:table-cell table:style-name="Table5.A2" office:value-type="string">
            <text:p text:style-name="P61">i</text:p>
          </table:table-cell>
          <table:table-cell table:style-name="Table5.A2" office:value-type="string">
            <text:p text:style-name="P61">Y</text:p>
          </table:table-cell>
          <table:table-cell table:style-name="Table5.A2" office:value-type="string">
            <text:p text:style-name="P61">I</text:p>
          </table:table-cell>
          <table:table-cell table:style-name="Table5.A2" office:value-type="string">
            <text:p text:style-name="P61">y</text:p>
          </table:table-cell>
        </table:table-row>
      </table:table>
      <text:p text:style-name="P2"/>
      <table:table table:name="Table6" table:style-name="Table6">
        <table:table-column table:style-name="Table6.A" table:number-columns-repeated="7"/>
        <table:table-column table:style-name="Table6.H"/>
        <table:table-row table:style-name="Table6.1">
          <table:table-cell table:style-name="Table6.A1" office:value-type="string">
            <text:p text:style-name="P57">5</text:p>
          </table:table-cell>
          <table:table-cell table:style-name="Table6.A1" office:value-type="string">
            <text:p text:style-name="P57">6</text:p>
          </table:table-cell>
          <table:table-cell table:style-name="Table6.A1" office:value-type="string">
            <text:p text:style-name="P57">7</text:p>
          </table:table-cell>
          <table:table-cell table:style-name="Table6.A1" office:value-type="string">
            <text:p text:style-name="P57">8</text:p>
          </table:table-cell>
          <table:table-cell table:style-name="Table6.A1" office:value-type="string">
            <text:p text:style-name="P57">9</text:p>
          </table:table-cell>
          <table:table-cell table:style-name="Table6.A1" office:value-type="string">
            <text:p text:style-name="P57">10</text:p>
          </table:table-cell>
          <table:table-cell table:style-name="Table6.A1" office:value-type="string">
            <text:p text:style-name="P57">11</text:p>
          </table:table-cell>
          <table:table-cell table:style-name="Table6.A1" office:value-type="string">
            <text:p text:style-name="P62"><text:span text:style-name="T14">12</text:span><text:span text:style-name="T15">1</text:span></text:p>
          </table:table-cell>
        </table:table-row>
        <table:table-row table:style-name="Table6.1">
          <table:table-cell table:style-name="Table6.A2" office:value-type="string">
            <text:p text:style-name="P61">O</text:p>
          </table:table-cell>
          <table:table-cell table:style-name="Table6.A2" office:value-type="string">
            <text:p text:style-name="P61">U</text:p>
          </table:table-cell>
          <table:table-cell table:style-name="Table6.A2" office:value-type="string">
            <text:p text:style-name="P61">A</text:p>
          </table:table-cell>
          <table:table-cell table:style-name="Table6.A2" office:value-type="string">
            <text:p text:style-name="P61">E</text:p>
          </table:table-cell>
          <table:table-cell table:style-name="Table6.A2" office:value-type="string">
            <text:p text:style-name="P61">o</text:p>
          </table:table-cell>
          <table:table-cell table:style-name="Table6.A2" office:value-type="string">
            <text:p text:style-name="P61">u</text:p>
          </table:table-cell>
          <table:table-cell table:style-name="Table6.A2" office:value-type="string">
            <text:p text:style-name="P61">a</text:p>
          </table:table-cell>
          <table:table-cell table:style-name="Table6.A2" office:value-type="string">
            <text:p text:style-name="P61">e</text:p>
          </table:table-cell>
        </table:table-row>
      </table:table>
      <text:p text:style-name="P55"/>
      <table:table table:name="Table1" table:style-name="Table1">
        <table:table-column table:style-name="Table1.A" table:number-columns-repeated="8"/>
        <text:soft-page-break/>
        <table:table-row table:style-name="Table1.1">
          <table:table-cell table:style-name="Table1.A1" office:value-type="string">
            <text:p text:style-name="P62"><text:span text:style-name="T14">12</text:span><text:span text:style-name="T15">2</text:span></text:p>
          </table:table-cell>
          <table:table-cell table:style-name="Table1.A1" office:value-type="string">
            <text:p text:style-name="P62"><text:span text:style-name="T14">12</text:span><text:span text:style-name="T15">3</text:span></text:p>
          </table:table-cell>
          <table:table-cell table:style-name="Table1.A1" office:value-type="string">
            <text:p text:style-name="P62"><text:span text:style-name="T14">12</text:span><text:span text:style-name="T15">4</text:span></text:p>
          </table:table-cell>
          <table:table-cell table:style-name="Table1.A1" office:value-type="string">
            <text:p text:style-name="P62"><text:span text:style-name="T14">12</text:span><text:span text:style-name="T15">5</text:span></text:p>
          </table:table-cell>
          <table:table-cell table:style-name="Table1.A1" office:value-type="string">
            <text:p text:style-name="P62"><text:span text:style-name="T14">12</text:span><text:span text:style-name="T15">6</text:span></text:p>
          </table:table-cell>
          <table:table-cell table:style-name="Table1.A1" office:value-type="string">
            <text:p text:style-name="P62"><text:span text:style-name="T14">12</text:span><text:span text:style-name="T15">7</text:span></text:p>
          </table:table-cell>
          <table:table-cell table:style-name="Table1.A1" office:value-type="string">
            <text:p text:style-name="P62"><text:span text:style-name="T14">12</text:span><text:span text:style-name="T15">8</text:span></text:p>
          </table:table-cell>
          <table:table-cell table:style-name="Table1.A1" office:value-type="string">
            <text:p text:style-name="P62"><text:span text:style-name="T14">12</text:span><text:span text:style-name="T15">9</text:span></text:p>
          </table:table-cell>
        </table:table-row>
        <table:table-row table:style-name="Table1.1">
          <table:table-cell table:style-name="Table1.A2" office:value-type="string">
            <text:p text:style-name="P61">b</text:p>
          </table:table-cell>
          <table:table-cell table:style-name="Table1.A2" office:value-type="string">
            <text:p text:style-name="P61">h</text:p>
          </table:table-cell>
          <table:table-cell table:style-name="Table1.A2" office:value-type="string">
            <text:p text:style-name="P61">n</text:p>
          </table:table-cell>
          <table:table-cell table:style-name="Table1.A2" office:value-type="string">
            <text:p text:style-name="P61">s</text:p>
          </table:table-cell>
          <table:table-cell table:style-name="Table1.A2" office:value-type="string">
            <text:p text:style-name="P61">d</text:p>
          </table:table-cell>
          <table:table-cell table:style-name="Table1.A2" office:value-type="string">
            <text:p text:style-name="P61">v</text:p>
          </table:table-cell>
          <table:table-cell table:style-name="Table1.A2" office:value-type="string">
            <text:p text:style-name="P61">m</text:p>
          </table:table-cell>
          <table:table-cell table:style-name="Table1.A2" office:value-type="string">
            <text:p text:style-name="P61">f</text:p>
          </table:table-cell>
        </table:table-row>
      </table:table>
      <text:p text:style-name="P1"/>
      <table:table table:name="Table2" table:style-name="Table2">
        <table:table-column table:style-name="Table2.A" table:number-columns-repeated="8"/>
        <table:table-row table:style-name="Table2.1">
          <table:table-cell table:style-name="Table2.A1" office:value-type="string">
            <text:p text:style-name="P62"><text:span text:style-name="T14">12</text:span><text:span text:style-name="T15">10</text:span></text:p>
          </table:table-cell>
          <table:table-cell table:style-name="Table2.A1" office:value-type="string">
            <text:p text:style-name="P62"><text:span text:style-name="T14">12</text:span><text:span text:style-name="T15">11</text:span></text:p>
          </table:table-cell>
          <table:table-cell table:style-name="Table2.A1" office:value-type="string">
            <text:p text:style-name="P62"><text:span text:style-name="T14">12</text:span><text:span text:style-name="T15">12</text:span></text:p>
          </table:table-cell>
          <table:table-cell table:style-name="Table2.A1" office:value-type="string">
            <text:p text:style-name="P62"><text:span text:style-name="T14">12</text:span><text:span text:style-name="T15">13</text:span></text:p>
          </table:table-cell>
          <table:table-cell table:style-name="Table2.A1" office:value-type="string">
            <text:p text:style-name="P62"><text:span text:style-name="T14">12</text:span><text:span text:style-name="T15">14</text:span></text:p>
          </table:table-cell>
          <table:table-cell table:style-name="Table2.A1" office:value-type="string">
            <text:p text:style-name="P62"><text:span text:style-name="T14">12</text:span><text:span text:style-name="T15">15</text:span></text:p>
          </table:table-cell>
          <table:table-cell table:style-name="Table2.A1" office:value-type="string">
            <text:p text:style-name="P62"><text:span text:style-name="T14">12</text:span><text:span text:style-name="T15">16</text:span></text:p>
          </table:table-cell>
          <table:table-cell table:style-name="Table2.A1" office:value-type="string">
            <text:p text:style-name="P62"><text:span text:style-name="T14">12</text:span><text:span text:style-name="T15">17</text:span></text:p>
          </table:table-cell>
        </table:table-row>
        <table:table-row table:style-name="Table2.1">
          <table:table-cell table:style-name="Table2.A2" office:value-type="string">
            <text:p text:style-name="P61">r</text:p>
          </table:table-cell>
          <table:table-cell table:style-name="Table2.A2" office:value-type="string">
            <text:p text:style-name="P61">l</text:p>
          </table:table-cell>
          <table:table-cell table:style-name="Table2.A2" office:value-type="string">
            <text:p text:style-name="P61">p</text:p>
          </table:table-cell>
          <table:table-cell table:style-name="Table2.A2" office:value-type="string">
            <text:p text:style-name="P61">k</text:p>
          </table:table-cell>
          <table:table-cell table:style-name="Table2.A2" office:value-type="string">
            <text:p text:style-name="P61">j</text:p>
          </table:table-cell>
          <table:table-cell table:style-name="Table2.A2" office:value-type="string">
            <text:p text:style-name="P61">t</text:p>
          </table:table-cell>
          <table:table-cell table:style-name="Table2.A2" office:value-type="string">
            <text:p text:style-name="P61">z</text:p>
          </table:table-cell>
          <table:table-cell table:style-name="Table2.A2" office:value-type="string">
            <text:p text:style-name="P61">g</text:p>
          </table:table-cell>
        </table:table-row>
      </table:table>
      <text:p text:style-name="P54"/>
      <table:table table:name="Table3" table:style-name="Table3">
        <table:table-column table:style-name="Table3.A" table:number-columns-repeated="8"/>
        <table:table-row table:style-name="Table3.1">
          <table:table-cell table:style-name="Table3.A1" office:value-type="string">
            <text:p text:style-name="P62"><text:span text:style-name="T14">12</text:span><text:span text:style-name="T15">18</text:span></text:p>
          </table:table-cell>
          <table:table-cell table:style-name="Table3.A1" office:value-type="string">
            <text:p text:style-name="P62"><text:span text:style-name="T14">12</text:span><text:span text:style-name="T15">19</text:span></text:p>
          </table:table-cell>
          <table:table-cell table:style-name="Table3.A1" office:value-type="string">
            <text:p text:style-name="P62"><text:span text:style-name="T14">12</text:span><text:span text:style-name="T15">20</text:span></text:p>
          </table:table-cell>
          <table:table-cell table:style-name="Table3.A1" office:value-type="string">
            <text:p text:style-name="P62"><text:span text:style-name="T14">12</text:span><text:span text:style-name="T15">21</text:span></text:p>
          </table:table-cell>
          <table:table-cell table:style-name="Table3.A1" office:value-type="string">
            <text:p text:style-name="P62"><text:span text:style-name="T14">12</text:span><text:span text:style-name="T15">22</text:span></text:p>
          </table:table-cell>
          <table:table-cell table:style-name="Table3.A1" office:value-type="string">
            <text:p text:style-name="P62"><text:span text:style-name="T14">12</text:span><text:span text:style-name="T15">23</text:span></text:p>
          </table:table-cell>
          <table:table-cell table:style-name="Table3.A1" office:value-type="string">
            <text:p text:style-name="P62"><text:span text:style-name="T14">12</text:span><text:span text:style-name="T15">24</text:span></text:p>
          </table:table-cell>
          <table:table-cell table:style-name="Table3.A1" office:value-type="string">
            <text:p text:style-name="P62"><text:span text:style-name="T14">12</text:span><text:span text:style-name="T15">25</text:span></text:p>
          </table:table-cell>
        </table:table-row>
        <table:table-row table:style-name="Table3.1">
          <table:table-cell table:style-name="Table3.A2" office:value-type="string">
            <text:p text:style-name="P61">H</text:p>
          </table:table-cell>
          <table:table-cell table:style-name="Table3.A2" office:value-type="string">
            <text:p text:style-name="P61">C</text:p>
          </table:table-cell>
          <table:table-cell table:style-name="Table3.A2" office:value-type="string">
            <text:p text:style-name="P61">S</text:p>
          </table:table-cell>
          <table:table-cell table:style-name="Table3.A2" office:value-type="string">
            <text:p text:style-name="P61">T</text:p>
          </table:table-cell>
          <table:table-cell table:style-name="Table3.A2" office:value-type="string">
            <text:p text:style-name="P61">x</text:p>
          </table:table-cell>
          <table:table-cell table:style-name="Table3.A2" office:value-type="string">
            <text:p text:style-name="P61">N</text:p>
          </table:table-cell>
          <table:table-cell table:style-name="Table3.A2" office:value-type="string">
            <text:p text:style-name="P61">Z</text:p>
          </table:table-cell>
          <table:table-cell table:style-name="Table3.A2" office:value-type="string">
            <text:p text:style-name="P61">L</text:p>
          </table:table-cell>
        </table:table-row>
      </table:table>
      <text:p text:style-name="P54"/>
      <text:p text:style-name="P7">If necessary, numbers are marked with the <text:span text:style-name="T47">#</text:span> symbol (the # on the keyboard).</text:p>
      <text:p text:style-name="P1"/>
      <text:p text:style-name="P31">#iwfo</text:p>
      <text:p text:style-name="P31"/>
      <text:p text:style-name="P9">“12:37”</text:p>
      <text:p text:style-name="P22">iY:IU</text:p>
      <text:p text:style-name="P3"/>
      <text:p text:style-name="P3">3*4=12<text:span text:style-name="T48"> </text:span></text:p>
      <text:p text:style-name="P50">I*y=io1</text:p>
      <text:p text:style-name="P3"/>
      <text:p text:style-name="P7"><text:span text:style-name="T40">Positional terms like "1st" and modifiers like "double" are formed with the word for position, </text:span><text:span text:style-name="T45">ok</text:span><text:span text:style-name="T40">, followed by the number.</text:span></text:p>
      <text:p text:style-name="P5"/>
      <text:p text:style-name="P7"><text:span text:style-name="T40">The word for "double" or "2nd" is </text:span><text:span text:style-name="T46">o</text:span><text:span text:style-name="T45">kY</text:span><text:span text:style-name="T40">.</text:span></text:p>
      <text:p text:style-name="P63">Examples</text:p>
      <text:p text:style-name="P41">Aono and Ecssiah</text:p>
      <text:p text:style-name="P43">AOnu un ekssEu</text:p>
      <text:p text:style-name="P46"/>
      <text:p text:style-name="P46">Good and Evil</text:p>
      <text:p text:style-name="P43">AOn un gw</text:p>
      <text:p text:style-name="P46"><text:soft-page-break/></text:p>
      <text:p text:style-name="P44">Beginning and Ending</text:p>
      <text:p text:style-name="P37">ok un ko</text:p>
      <text:p text:style-name="P44"/>
      <text:p text:style-name="P47"><text:span text:style-name="T38">Female</text:span> and <text:span text:style-name="T38">Male</text:span></text:p>
      <text:p text:style-name="P45">nEob un sen</text:p>
      <text:p text:style-name="P42"/>
      <text:p text:style-name="P47">Spirit and Soul</text:p>
      <text:p text:style-name="P36">sun un Aden</text:p>
      <text:p text:style-name="P46"/>
      <text:p text:style-name="P47">"We own the night."</text:p>
      <text:p text:style-name="P37">&lt;sU brAs tu tEO.&gt;</text:p>
      <text:p text:style-name="P48"/>
      <text:p text:style-name="P48">"We own nights."</text:p>
      <text:p text:style-name="P51"><text:span text:style-name="T40">&lt;s</text:span><text:span text:style-name="T37">U</text:span><text:span text:style-name="T40"> brAs </text:span><text:span text:style-name="T9">etu </text:span><text:span text:style-name="T40">tEO.&gt;</text:span></text:p>
      <text:p text:style-name="P48"/>
      <text:p text:style-name="P48">"Nights, we own."</text:p>
      <text:p text:style-name="P52"><text:span text:style-name="T1">&lt;li ete tEO s</text:span><text:span text:style-name="T34">U</text:span><text:span text:style-name="T1"> brAs.&gt;</text:span></text:p>
      <text:p text:style-name="P48"/>
      <text:p text:style-name="P48">"They wrote the documents."</text:p>
      <text:p text:style-name="P51"><text:span text:style-name="T40">&lt;s</text:span><text:span text:style-name="T37">U</text:span><text:span text:style-name="T40">nu Okr</text:span><text:span text:style-name="T37">U</text:span><text:span text:style-name="T40">s eru pasen.&gt;</text:span></text:p>
      <text:p text:style-name="P48"/>
      <text:p text:style-name="P47">"I will write the document."</text:p>
      <text:p text:style-name="P37">&lt;krUsO te pasen.&gt;</text:p>
      <text:p text:style-name="P47"/>
      <text:p text:style-name="P47">Literal: "Their document has zero principles."</text:p>
      <text:p text:style-name="P47">Natural: "Their document has no principles."</text:p>
      <text:p text:style-name="P52"><text:span text:style-name="T2">&lt;es s</text:span><text:span text:style-name="T35">U</text:span><text:span text:style-name="T2">nu pasen avum lok o.&gt;</text:span></text:p>
      <text:p text:style-name="P40"/>
      <text:p text:style-name="P47">"Our document has good principles."</text:p>
      <text:p text:style-name="P52"><text:span text:style-name="T50">&lt;es s</text:span><text:span text:style-name="T39">U </text:span><text:span text:style-name="T50">pasen avum AOn lokß.&gt;</text:span></text:p>
      <text:p text:style-name="P49"/>
      <text:p text:style-name="P49">"Are you writing a document?"</text:p>
      <text:p text:style-name="P52"><text:span text:style-name="T4">&lt;?U nel kr</text:span><text:span text:style-name="T36">U</text:span><text:span text:style-name="T4">s pasen.&gt;</text:span></text:p>
      <text:p text:style-name="P49"/>
      <text:p text:style-name="P49"><text:soft-page-break/>"Yes, I am writing a document."</text:p>
      <text:p text:style-name="P52"><text:span text:style-name="T4">&lt;Zu, nel kr</text:span><text:span text:style-name="T36">U</text:span><text:span text:style-name="T4">s pasen.&gt;</text:span></text:p>
      <text:p text:style-name="P49"/>
      <text:p text:style-name="P49">"He has good intentions!"</text:p>
      <text:p text:style-name="P52"><text:span text:style-name="T4">&lt;!sonu avum </text:span><text:span text:style-name="T36">etu </text:span><text:span text:style-name="T4">WtOs AOn.&gt;</text:span></text:p>
      <text:p text:style-name="P49"/>
      <text:p text:style-name="P49">"Are those people evil?!"</text:p>
      <text:p text:style-name="P52"><text:span text:style-name="T4">&lt;;s</text:span><text:span text:style-name="T36">U</text:span><text:span text:style-name="T4">nA sE go</text:span><text:span text:style-name="T36">w</text:span><text:span text:style-name="T4">.&gt;</text:span></text:p>
      <text:p text:style-name="P49"/>
      <text:p text:style-name="P49">"No, these people are good!"</text:p>
      <text:p text:style-name="P52"><text:span text:style-name="T4">&lt;!no, s</text:span><text:span text:style-name="T36">U</text:span><text:span text:style-name="T4">nA sE AOn.&gt;</text:span></text:p>
      <text:p text:style-name="P49"/>
      <text:p text:style-name="P49">"I will stress the principles!"</text:p>
      <text:p text:style-name="P38">&lt;!zonO etu lok.&gt;</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urier New" svg:font-family="'Courier New'" style:font-family-generic="modern" style:font-pitch="fixed"/>
    <style:font-face style:name="Liberation Mono" svg:font-family="'Liberation Mono'" style:font-family-generic="modern" style:font-pitch="fixed"/>
    <style:font-face style:name="Bodoni 72" svg:font-family="'Bodoni 72'" style:font-pitch="variable"/>
    <style:font-face style:name="Essiah" svg:font-family="Essiah" style:font-pitch="variable"/>
    <style:font-face style:name="essiah1" svg:font-family="essiah" style:font-pitch="variable"/>
    <style:font-face style:name="Arial" svg:font-family="Arial"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eXsE" svg:font-family="eXsE" style:font-family-generic="roman" style:font-pitch="variable"/>
    <style:font-face style:name="essiah" svg:font-family="essiah" style:font-family-generic="roman" style:font-pitch="variable"/>
    <style:font-face style:name="essio" svg:font-family="essio" style:font-family-generic="roman"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Verdana1" svg:font-family="Verdana" style:font-family-generic="system" style:font-pitch="variable"/>
    <style:font-face style:name="eXsE1" svg:font-family="eXsE" style:font-family-generic="system" style:font-pitch="variable"/>
    <style:font-face style:name="essiah2" svg:font-family="essiah"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4pt" fo:language="zxx" fo:country="none" style:letter-kerning="false" style:font-size-asian="14pt" style:language-asian="zh" style:country-asian="CN"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4pt" fo:language="zxx" fo:country="none" style:letter-kerning="false" style:font-name-asian="Verdana1" style:font-size-asian="14pt" style:language-asian="zh" style:country-asian="CN" style:font-name-complex="Verdana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text-align="start" style:justify-single-word="false" fo:orphans="2" fo:widows="2" fo:hyphenation-ladder-count="no-limit" style:punctuation-wrap="hanging" style:writing-mode="lr-tb"/>
      <style:text-properties style:use-window-font-color="true" style:font-name="DejaVu Sans" fo:font-size="14pt" fo:language="en" fo:country="US" style:text-underline-style="none" style:letter-kerning="true" style:font-name-asian="Droid Sans Fallback" style:font-size-asian="14pt" style:language-asian="zh" style:country-asian="CN" style:font-name-complex="Droid Sans Devanagari" style:font-size-complex="14pt" style:language-complex="hi" style:country-complex="IN" fo:hyphenate="false" fo:hyphenation-remain-char-count="2" fo:hyphenation-push-char-count="2"/>
    </style:style>
    <style:style style:name="Heading" style:family="paragraph" style:parent-style-name="normal" style:next-style-name="Text_20_body" style:class="text">
      <style:paragraph-properties fo:margin-top="0.1665in" fo:margin-bottom="0.0835in" fo:keep-with-next="always"/>
      <style:text-properties style:font-name="Arial" fo:font-size="14pt" style:font-name-asian="Droid Sans Fallback" style:font-size-asian="14pt" style:font-name-complex="Droid Sans Devanagari" style:font-size-complex="14pt"/>
    </style:style>
    <style:style style:name="Text_20_body" style:display-name="Text body" style:family="paragraph" style:parent-style-name="normal" style:class="text">
      <style:paragraph-properties fo:margin-top="0in" fo:margin-bottom="0.0972in" fo:line-height="120%"/>
    </style:style>
    <style:style style:name="List" style:family="paragraph" style:parent-style-name="Text_20_body" style:class="list">
      <style:text-properties style:font-name-complex="Droid Sans Devanagari"/>
    </style:style>
    <style:style style:name="Caption" style:family="paragraph" style:parent-style-name="normal" style:class="extra">
      <style:paragraph-properties fo:margin-top="0.0835in" fo:margin-bottom="0.0835in" text:number-lines="false" text:line-number="0"/>
      <style:text-properties fo:font-size="12pt" fo:font-style="italic" style:font-size-asian="12pt" style:font-style-asian="italic" style:font-name-complex="Droid Sans Devanagari" style:font-size-complex="12pt" style:font-style-complex="italic"/>
    </style:style>
    <style:style style:name="Index" style:family="paragraph" style:parent-style-name="normal" style:class="index">
      <style:paragraph-properties text:number-lines="false" text:line-number="0"/>
      <style:text-properties style:font-name-complex="Droid Sans Devanagari"/>
    </style:style>
    <style:style style:name="normal" style:family="paragraph">
      <style:paragraph-properties fo:margin-top="0in" fo:margin-bottom="0in"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3335in" fo:margin-bottom="0.0835in"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25in" fo:margin-bottom="0.0555in"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1945in" fo:margin-bottom="0.0555in"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1665in" fo:margin-bottom="0.028in"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1528in" fo:margin-bottom="0.028in"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Heading_20_1" style:next-style-name="Text_20_body" style:class="chapter">
      <style:paragraph-properties fo:text-align="center" style:justify-single-word="false"/>
      <style:text-properties style:font-name="essiah" fo:font-size="48pt" fo:font-weight="bold" style:font-name-asian="essiah2" style:font-size-asian="48pt" style:font-weight-asian="bold" style:font-name-complex="essiah2" style:font-size-complex="48pt" style:font-weight-complex="bold"/>
    </style:style>
    <style:style style:name="Subtitle" style:family="paragraph" style:parent-style-name="normal" style:next-style-name="normal" style:class="chapter">
      <style:paragraph-properties fo:margin-top="0.25in" fo:margin-bottom="0.0555in"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Table_20_Contents" style:display-name="Table Contents" style:family="paragraph" style:parent-style-name="normal" style:class="extra">
      <style:paragraph-properties text:number-lines="false" text:line-number="0"/>
    </style:style>
    <style:style style:name="basic_20_ecssi" style:display-name="basic ecssi" style:family="paragraph" style:parent-style-name="normal">
      <style:text-properties style:font-name="eXsE" fo:font-size="22pt" style:font-size-asian="22pt" style:font-size-complex="2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945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13T01:45:50</meta:creation-date>
    <dc:date>2024-01-02T21:43:04</dc:date>
    <meta:editing-duration>P5DT12H10M22S</meta:editing-duration>
    <meta:editing-cycles>1165</meta:editing-cycles>
    <meta:generator>OpenOffice/4.1.15$Unix OpenOffice.org_project/4115m2$Build-9813</meta:generator>
    <dc:creator>Michael Chapman</dc:creator>
    <meta:document-statistic meta:table-count="6" meta:image-count="0" meta:object-count="0" meta:page-count="11" meta:paragraph-count="304" meta:word-count="885" meta:character-count="4222"/>
  </office:meta>
</office:document-meta>
</file>